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25in" text:min-label-width="0.125in" text:list-level-position-and-space-mode="label-alignment">
          <style:list-level-label-alignment text:label-followed-by="listtab" fo:margin-left="1.65in" fo:text-indent="-0.125in"/>
        </style:list-level-properties>
      </text:list-level-style-number>
      <text:list-level-style-number text:level="4" style:num-suffix="." style:num-format="1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25in" text:min-label-width="0.125in" text:list-level-position-and-space-mode="label-alignment">
          <style:list-level-label-alignment text:label-followed-by="listtab" fo:margin-left="3.15in" fo:text-indent="-0.125in"/>
        </style:list-level-properties>
      </text:list-level-style-number>
      <text:list-level-style-number text:level="7" style:num-suffix="." style:num-format="1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25in" text:min-label-width="0.125in" text:list-level-position-and-space-mode="label-alignment">
          <style:list-level-label-alignment text:label-followed-by="listtab" fo:margin-left="4.6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TableColumn6" style:family="table-column">
      <style:table-column-properties style:column-width="0.8243in" style:use-optimal-column-width="false"/>
    </style:style>
    <style:style style:name="TableColumn7" style:family="table-column">
      <style:table-column-properties style:column-width="4.3756in" style:use-optimal-column-width="false"/>
    </style:style>
    <style:style style:name="TableColumn8" style:family="table-column">
      <style:table-column-properties style:column-width="0.9548in" style:use-optimal-column-width="false"/>
    </style:style>
    <style:style style:name="TableColumn9" style:family="table-column">
      <style:table-column-properties style:column-width="0.9201in" style:use-optimal-column-width="false"/>
    </style:style>
    <style:style style:name="Table5" style:family="table">
      <style:table-properties style:width="7.075in" fo:margin-left="0in" table:align="left"/>
    </style:style>
    <style:style style:name="TableRow10" style:family="table-row">
      <style:table-row-properties style:min-row-height="0.1972in" style:use-optimal-row-height="false"/>
    </style:style>
    <style:style style:name="TableCell11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12" style:parent-style-name="CabeçalhodeTabela" style:family="paragraph">
      <style:paragraph-properties fo:widows="0" fo:orphans="0" fo:text-align="center" fo:margin-left="-0.0375in" fo:margin-right="-0.0187in">
        <style:tab-stops/>
      </style:paragraph-properties>
    </style:style>
    <style:style style:name="TableColumn14" style:family="table-column">
      <style:table-column-properties style:column-width="3.7979in"/>
    </style:style>
    <style:style style:name="TableColumn15" style:family="table-column">
      <style:table-column-properties style:column-width="3.2506in"/>
    </style:style>
    <style:style style:name="Table13" style:family="table">
      <style:table-properties style:width="7.0486in" fo:margin-left="0in" table:align="left"/>
    </style:style>
    <style:style style:name="TableRow16" style:family="table-row">
      <style:table-row-properties style:min-row-height="0.1138in" fo:keep-together="always"/>
    </style:style>
    <style:style style:name="TableCell17" style:family="table-cell">
      <style:table-cell-properties fo:border="0.0069in solid #C0C0C0" fo:background-color="#E6E6E6" style:writing-mode="lr-tb" style:vertical-align="middle" fo:padding-top="0in" fo:padding-left="0.0486in" fo:padding-bottom="0in" fo:padding-right="0.0486in"/>
    </style:style>
    <style:style style:name="P18" style:parent-style-name="Header" style:family="paragraph">
      <style:paragraph-properties fo:widows="0" fo:orphans="0" fo:margin-top="0.0833in" fo:margin-right="-0.0097in"/>
    </style:style>
    <style:style style:name="T19" style:parent-style-name="DefaultParagraphFont" style:family="text">
      <style:text-properties style:font-weight-complex="bold" fo:font-size="14pt" style:font-size-asian="14pt" style:font-size-complex="14pt"/>
    </style:style>
    <style:style style:name="TableRow20" style:family="table-row">
      <style:table-row-properties style:min-row-height="0.3569in"/>
    </style:style>
    <style:style style:name="TableCell21" style:family="table-cell">
      <style:table-cell-properties fo:border="0.0069in solid #C0C0C0" style:writing-mode="lr-tb" style:vertical-align="middle" fo:padding-top="0in" fo:padding-left="0.0486in" fo:padding-bottom="0in" fo:padding-right="0.0486in"/>
    </style:style>
    <style:style style:name="P22" style:parent-style-name="Header" style:family="paragraph">
      <style:paragraph-properties fo:widows="0" fo:orphans="0" style:snap-to-layout-grid="false" fo:text-align="justify" fo:margin-top="0in" fo:margin-bottom="0.0833in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23" style:parent-style-name="DefaultParagraphFont" style:family="text">
      <style:text-properties fo:font-weight="normal" style:font-weight-asian="normal" style:font-weight-complex="bold" fo:font-size="10pt" style:font-size-asian="10pt" style:font-size-complex="10pt"/>
    </style:style>
    <style:style style:name="P24" style:parent-style-name="Standard" style:family="paragraph">
      <style:paragraph-properties fo:widows="0" fo:orphans="0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ableCell26" style:family="table-cell">
      <style:table-cell-properties fo:border="0.0069in solid #C0C0C0" style:writing-mode="lr-tb" style:vertical-align="middle" fo:padding-top="0in" fo:padding-left="0.0486in" fo:padding-bottom="0in" fo:padding-right="0.0486in"/>
    </style:style>
    <style:style style:name="P27" style:parent-style-name="Standard" style:family="paragraph">
      <style:paragraph-properties fo:widows="0" fo:orphans="0" style:snap-to-layout-grid="false" fo:text-align="justify" fo:margin-bottom="0.0833in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P29" style:parent-style-name="Standard" style:family="paragraph">
      <style:paragraph-properties fo:widows="0" fo:orphans="0" fo:margin-right="-0.0097in"/>
    </style:style>
    <style:style style:name="T3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31" style:family="table-row">
      <style:table-row-properties style:min-row-height="0.3534in"/>
    </style:style>
    <style:style style:name="TableCell32" style:family="table-cell">
      <style:table-cell-properties fo:border="0.0069in solid #C0C0C0" style:writing-mode="lr-tb" style:vertical-align="bottom" fo:padding-top="0in" fo:padding-left="0.0486in" fo:padding-bottom="0in" fo:padding-right="0.0486in"/>
    </style:style>
    <style:style style:name="P33" style:parent-style-name="Header" style:family="paragraph">
      <style:paragraph-properties fo:widows="0" fo:orphans="0" style:snap-to-layout-grid="false" fo:text-align="justify" fo:margin-top="0in" fo:margin-bottom="0.0833in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4" style:parent-style-name="DefaultParagraphFont" style:family="text">
      <style:text-properties fo:font-weight="normal" style:font-weight-asian="normal" style:font-weight-complex="bold" fo:font-size="10pt" style:font-size-asian="10pt" style:font-size-complex="10pt"/>
    </style:style>
    <style:style style:name="P35" style:parent-style-name="Standard" style:family="paragraph">
      <style:paragraph-properties fo:widows="0" fo:orphans="0"/>
    </style:style>
    <style:style style:name="T36" style:parent-style-name="DefaultParagraphFont" style:family="text">
      <style:text-properties style:font-weight-complex="bold" fo:font-size="12pt" style:font-size-asian="12pt"/>
    </style:style>
    <style:style style:name="TableRow37" style:family="table-row">
      <style:table-row-properties style:min-row-height="0.3368in" fo:keep-together="always"/>
    </style:style>
    <style:style style:name="TableCell38" style:family="table-cell">
      <style:table-cell-properties fo:border="0.0069in solid #C0C0C0" style:writing-mode="lr-tb" style:vertical-align="bottom" fo:padding-top="0in" fo:padding-left="0.0486in" fo:padding-bottom="0in" fo:padding-right="0.0486in"/>
    </style:style>
    <style:style style:name="P39" style:parent-style-name="Header" style:family="paragraph">
      <style:paragraph-properties fo:widows="0" fo:orphans="0" style:snap-to-layout-grid="false" fo:text-align="justify" fo:margin-top="0in" fo:margin-bottom="0.0833in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40" style:parent-style-name="DefaultParagraphFont" style:family="text">
      <style:text-properties fo:font-weight="normal" style:font-weight-asian="normal" style:font-weight-complex="bold" fo:font-size="10pt" style:font-size-asian="10pt" style:font-size-complex="10pt"/>
    </style:style>
    <style:style style:name="P41" style:parent-style-name="Standard" style:family="paragraph">
      <style:paragraph-properties fo:widows="0" fo:orphans="0"/>
    </style:style>
    <style:style style:name="T42" style:parent-style-name="DefaultParagraphFont" style:family="text">
      <style:text-properties style:font-weight-complex="bold" fo:font-size="12pt" style:font-size-asian="12pt"/>
    </style:style>
    <style:style style:name="T43" style:parent-style-name="DefaultParagraphFont" style:family="text">
      <style:text-properties fo:font-size="10pt" style:font-size-asian="10pt"/>
    </style:style>
    <style:style style:name="TableRow44" style:family="table-row">
      <style:table-row-properties style:min-row-height="0.1972in" style:use-optimal-row-height="false"/>
    </style:style>
    <style:style style:name="TableCell45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46" style:parent-style-name="CabeçalhodeTabela" style:family="paragraph">
      <style:paragraph-properties fo:widows="0" fo:orphans="0" fo:text-align="center" fo:margin-left="-0.0375in" fo:margin-right="-0.0187in">
        <style:tab-stops/>
      </style:paragraph-properties>
    </style:style>
    <style:style style:name="T47" style:parent-style-name="DefaultParagraphFont" style:family="text">
      <style:text-properties fo:font-size="10pt" style:font-size-asian="10pt" style:font-size-complex="9pt"/>
    </style:style>
    <style:style style:name="TableCell48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49" style:parent-style-name="CabeçalhodeTabela" style:family="paragraph">
      <style:paragraph-properties fo:widows="0" fo:orphans="0" fo:text-align="center" fo:margin-left="-0.0375in" fo:margin-right="-0.0187in">
        <style:tab-stops/>
      </style:paragraph-properties>
    </style:style>
    <style:style style:name="T50" style:parent-style-name="DefaultParagraphFont" style:family="text">
      <style:text-properties fo:font-size="10pt" style:font-size-asian="10pt" style:font-size-complex="9pt"/>
    </style:style>
    <style:style style:name="TableCell51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52" style:parent-style-name="CabeçalhodeTabela" style:family="paragraph">
      <style:paragraph-properties fo:widows="0" fo:orphans="0" fo:text-align="center" fo:margin-left="-0.0375in" fo:margin-right="-0.0187in">
        <style:tab-stops/>
      </style:paragraph-properties>
    </style:style>
    <style:style style:name="T53" style:parent-style-name="DefaultParagraphFont" style:family="text">
      <style:text-properties fo:font-size="10pt" style:font-size-asian="10pt" style:font-size-complex="9pt"/>
    </style:style>
    <style:style style:name="TableCell54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55" style:parent-style-name="CabeçalhodeTabela" style:family="paragraph">
      <style:paragraph-properties fo:widows="0" fo:orphans="0" fo:text-align="center" fo:margin-left="-0.0375in" fo:margin-right="-0.0187in">
        <style:tab-stops/>
      </style:paragraph-properties>
    </style:style>
    <style:style style:name="T56" style:parent-style-name="DefaultParagraphFont" style:family="text">
      <style:text-properties fo:font-size="10pt" style:font-size-asian="10pt" style:font-size-complex="9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margin-right="-0.0097in"/>
      <style:text-properties fo:font-size="10pt" style:font-size-asian="10pt" style:font-size-complex="10pt"/>
    </style:style>
    <style:style style:name="TableCell6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widows="0" fo:orphans="0" fo:margin-left="-0.0375in" fo:margin-right="-0.0187in">
        <style:tab-stops/>
      </style:paragraph-properties>
      <style:text-properties fo:color="#777777" fo:font-size="10pt" style:font-size-asian="10pt" style:font-size-complex="10pt"/>
    </style:style>
    <style:style style:name="TableCell62" style:family="table-cell">
      <style:table-cell-properties fo:border="0.0069in solid #80808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margin-right="-0.0187in"/>
      <style:text-properties fo:color="#777777" fo:font-size="10pt" style:font-size-asian="10pt" style:font-size-complex="10pt"/>
    </style:style>
    <style:style style:name="TableCell64" style:family="table-cell">
      <style:table-cell-properties fo:border="0.0069in solid #80808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margin-left="-0.0375in" fo:margin-right="-0.0187in">
        <style:tab-stops/>
      </style:paragraph-properties>
      <style:text-properties fo:color="#777777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text-align="center" fo:margin-left="-0.0375in" fo:margin-right="-0.0187in">
        <style:tab-stops/>
      </style:paragraph-properties>
      <style:text-properties fo:font-size="10pt" style:font-size-asian="10pt" style:font-size-complex="10pt"/>
    </style:style>
    <style:style style:name="TableCell6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margin-left="-0.0375in" fo:margin-right="-0.0187in">
        <style:tab-stops/>
      </style:paragraph-properties>
      <style:text-properties fo:font-size="10pt" style:font-size-asian="10pt" style:font-size-complex="10pt"/>
    </style:style>
    <style:style style:name="TableCell71" style:family="table-cell">
      <style:table-cell-properties fo:border="0.0069in solid #80808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margin-left="-0.0375in" fo:margin-right="-0.0187in">
        <style:tab-stops/>
      </style:paragraph-properties>
      <style:text-properties fo:font-size="10pt" style:font-size-asian="10pt" style:font-size-complex="10pt"/>
    </style:style>
    <style:style style:name="TableCell73" style:family="table-cell">
      <style:table-cell-properties fo:border="0.0069in solid #80808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margin-left="-0.0375in" fo:margin-right="-0.0187in">
        <style:tab-stops/>
      </style:paragraph-properties>
      <style:text-properties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77" style:parent-style-name="Footer" style:family="paragraph">
      <style:paragraph-properties fo:widows="0" fo:orphans="0" fo:text-align="center" fo:margin-left="-0.0375in" fo:margin-right="-0.0187in">
        <style:tab-stops>
          <style:tab-stop style:type="center" style:position="2.9902in"/>
          <style:tab-stop style:type="right" style:position="5.943in"/>
        </style:tab-stops>
      </style:paragraph-properties>
      <style:text-properties fo:font-size="10pt" style:font-size-asian="10pt" style:font-size-complex="10pt"/>
    </style:style>
    <style:style style:name="TableCell7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margin-left="-0.0375in" fo:margin-right="-0.0187in">
        <style:tab-stops/>
      </style:paragraph-properties>
      <style:text-properties fo:font-size="10pt" style:font-size-asian="10pt" style:font-size-complex="10pt"/>
    </style:style>
    <style:style style:name="TableCell80" style:family="table-cell">
      <style:table-cell-properties fo:border="0.0069in solid #80808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margin-left="-0.0375in" fo:margin-right="-0.0187in">
        <style:tab-stops/>
      </style:paragraph-properties>
      <style:text-properties fo:font-size="10pt" style:font-size-asian="10pt" style:font-size-complex="10pt"/>
    </style:style>
    <style:style style:name="TableCell82" style:family="table-cell">
      <style:table-cell-properties fo:border="0.0069in solid #80808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left="-0.0375in" fo:margin-right="-0.0187in">
        <style:tab-stops/>
      </style:paragraph-properties>
      <style:text-properties fo:font-size="10pt" style:font-size-asian="10pt" style:font-size-complex="10pt"/>
    </style:style>
    <style:style style:name="P84" style:parent-style-name="Heading2" style:list-style-name="WWNum1" style:family="paragraph"/>
    <style:style style:name="T85" style:parent-style-name="DefaultParagraphFont" style:family="text">
      <style:text-properties fo:font-size="10pt" style:font-size-asian="10pt"/>
    </style:style>
    <style:style style:name="P86" style:parent-style-name="BodyText3" style:family="paragraph">
      <style:paragraph-properties fo:text-align="justify"/>
    </style:style>
    <style:style style:name="T87" style:parent-style-name="DefaultParagraphFont" style:family="text">
      <style:text-properties style:use-window-font-color="true" style:font-size-complex="11pt"/>
    </style:style>
    <style:style style:name="P88" style:parent-style-name="BodyText3" style:family="paragraph">
      <style:paragraph-properties fo:text-align="justify"/>
    </style:style>
    <style:style style:name="T89" style:parent-style-name="DefaultParagraphFont" style:family="text">
      <style:text-properties style:use-window-font-color="true" style:font-size-complex="11pt"/>
    </style:style>
    <style:style style:name="T90" style:parent-style-name="DefaultParagraphFont" style:family="text">
      <style:text-properties style:use-window-font-color="true" style:font-size-complex="11pt"/>
    </style:style>
    <style:style style:name="P91" style:parent-style-name="Heading2" style:list-style-name="WWNum1" style:family="paragraph"/>
    <style:style style:name="T92" style:parent-style-name="DefaultParagraphFont" style:family="text">
      <style:text-properties fo:font-size="10pt" style:font-size-asian="10pt"/>
    </style:style>
    <style:style style:name="P93" style:parent-style-name="BodyText3" style:family="paragraph">
      <style:paragraph-properties fo:text-align="justify"/>
    </style:style>
    <style:style style:name="T94" style:parent-style-name="DefaultParagraphFont" style:family="text">
      <style:text-properties style:use-window-font-color="true" style:font-size-complex="11pt"/>
    </style:style>
    <style:style style:name="P95" style:parent-style-name="BodyText3" style:family="paragraph">
      <style:paragraph-properties fo:text-align="justify"/>
    </style:style>
    <style:style style:name="T96" style:parent-style-name="DefaultParagraphFont" style:family="text">
      <style:text-properties style:use-window-font-color="true" style:font-size-complex="11pt"/>
    </style:style>
    <style:style style:name="T97" style:parent-style-name="DefaultParagraphFont" style:family="text">
      <style:text-properties style:use-window-font-color="true" style:font-size-complex="11pt"/>
    </style:style>
    <style:style style:name="P98" style:parent-style-name="BodyText3" style:family="paragraph">
      <style:paragraph-properties fo:text-align="justify"/>
    </style:style>
    <style:style style:name="T99" style:parent-style-name="DefaultParagraphFont" style:family="text">
      <style:text-properties style:use-window-font-color="true" style:font-size-complex="11pt"/>
    </style:style>
    <style:style style:name="T100" style:parent-style-name="DefaultParagraphFont" style:family="text">
      <style:text-properties fo:font-style="italic" style:font-style-asian="italic" style:font-style-complex="italic" style:use-window-font-color="true" style:font-size-complex="11pt"/>
    </style:style>
    <style:style style:name="T101" style:parent-style-name="DefaultParagraphFont" style:family="text">
      <style:text-properties style:use-window-font-color="true" style:font-size-complex="11pt"/>
    </style:style>
    <style:style style:name="T102" style:parent-style-name="DefaultParagraphFont" style:family="text">
      <style:text-properties fo:font-style="italic" style:font-style-asian="italic" style:font-style-complex="italic" style:use-window-font-color="true" style:font-size-complex="11pt"/>
    </style:style>
    <style:style style:name="T103" style:parent-style-name="DefaultParagraphFont" style:family="text">
      <style:text-properties style:use-window-font-color="true" style:font-size-complex="11pt"/>
    </style:style>
    <style:style style:name="T104" style:parent-style-name="DefaultParagraphFont" style:family="text">
      <style:text-properties fo:font-style="italic" style:font-style-asian="italic" style:font-style-complex="italic" style:use-window-font-color="true" style:font-size-complex="11pt"/>
    </style:style>
    <style:style style:name="T105" style:parent-style-name="DefaultParagraphFont" style:family="text">
      <style:text-properties style:use-window-font-color="true" style:font-size-complex="11pt"/>
    </style:style>
    <style:style style:name="T106" style:parent-style-name="DefaultParagraphFont" style:family="text">
      <style:text-properties style:use-window-font-color="true" style:font-size-complex="11pt"/>
    </style:style>
    <style:style style:name="T107" style:parent-style-name="DefaultParagraphFont" style:family="text">
      <style:text-properties fo:font-style="italic" style:font-style-asian="italic" style:font-style-complex="italic" style:use-window-font-color="true" style:font-size-complex="11pt"/>
    </style:style>
    <style:style style:name="T108" style:parent-style-name="DefaultParagraphFont" style:family="text">
      <style:text-properties style:use-window-font-color="true" style:font-size-complex="11pt"/>
    </style:style>
    <style:style style:name="T109" style:parent-style-name="DefaultParagraphFont" style:family="text">
      <style:text-properties fo:font-style="italic" style:font-style-asian="italic" style:font-style-complex="italic" style:use-window-font-color="true" style:font-size-complex="11pt"/>
    </style:style>
    <style:style style:name="T110" style:parent-style-name="DefaultParagraphFont" style:family="text">
      <style:text-properties style:use-window-font-color="true" style:font-size-complex="11pt"/>
    </style:style>
    <style:style style:name="P111" style:parent-style-name="Heading2" style:list-style-name="WWNum1" style:family="paragraph"/>
    <style:style style:name="T112" style:parent-style-name="DefaultParagraphFont" style:family="text">
      <style:text-properties fo:font-size="10pt" style:font-size-asian="10pt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font-size-complex="11pt"/>
    </style:style>
    <style:style style:name="P115" style:parent-style-name="Standard" style:family="paragraph">
      <style:paragraph-properties fo:text-align="justify"/>
    </style:style>
    <style:style style:name="T116" style:parent-style-name="DefaultParagraphFont" style:family="text">
      <style:text-properties style:font-size-complex="11pt"/>
    </style:style>
    <style:style style:name="P117" style:parent-style-name="Standard" style:family="paragraph">
      <style:paragraph-properties fo:text-align="justify"/>
    </style:style>
    <style:style style:name="T118" style:parent-style-name="DefaultParagraphFont" style:family="text">
      <style:text-properties style:font-size-complex="11pt"/>
    </style:style>
    <style:style style:name="T119" style:parent-style-name="DefaultParagraphFont" style:family="text">
      <style:text-properties style:font-size-complex="11pt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size-complex="11pt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size-complex="11pt"/>
    </style:style>
    <style:style style:name="P124" style:parent-style-name="Standard" style:family="paragraph">
      <style:paragraph-properties fo:text-align="justify"/>
    </style:style>
    <style:style style:name="T125" style:parent-style-name="DefaultParagraphFont" style:family="text">
      <style:text-properties style:font-size-complex="11pt"/>
    </style:style>
    <style:style style:name="P126" style:parent-style-name="Standard" style:family="paragraph">
      <style:paragraph-properties fo:text-align="justify"/>
    </style:style>
    <style:style style:name="P127" style:parent-style-name="Heading2" style:list-style-name="WWNum1" style:family="paragraph"/>
    <style:style style:name="T128" style:parent-style-name="DefaultParagraphFont" style:family="text">
      <style:text-properties fo:font-size="10pt" style:font-size-asian="10pt"/>
    </style:style>
    <style:style style:name="TableColumn130" style:family="table-column">
      <style:table-column-properties style:column-width="1.3972in" style:use-optimal-column-width="false"/>
    </style:style>
    <style:style style:name="TableColumn131" style:family="table-column">
      <style:table-column-properties style:column-width="2.352in" style:use-optimal-column-width="false"/>
    </style:style>
    <style:style style:name="TableColumn132" style:family="table-column">
      <style:table-column-properties style:column-width="3.2506in" style:use-optimal-column-width="false"/>
    </style:style>
    <style:style style:name="Table129" style:family="table">
      <style:table-properties style:width="7in" fo:margin-left="0.0805in" table:align="left"/>
    </style:style>
    <style:style style:name="TableRow133" style:family="table-row">
      <style:table-row-properties style:min-row-height="0.2902in" style:use-optimal-row-height="false"/>
    </style:style>
    <style:style style:name="TableCell134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widows="0" fo:orphans="0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ableCell137" style:family="table-cell">
      <style:table-cell-properties fo:border-top="0.0104in solid #000000" fo:border-left="none" fo:border-bottom="0.0104in solid #000000" fo:border-right="0.0104in solid #000000" fo:background-color="#D9D9D9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widows="0" fo:orphans="0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ableCell140" style:family="table-cell">
      <style:table-cell-properties fo:border-top="0.0104in solid #000000" fo:border-left="none" fo:border-bottom="0.0104in solid #000000" fo:border-right="0.0104in solid #000000" fo:background-color="#D9D9D9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/>
    </style:style>
    <style:style style:name="T142" style:parent-style-name="DefaultParagraphFont" style:family="text">
      <style:text-properties fo:font-weight="bold" style:font-weight-asian="bold" style:font-weight-complex="bold" style:font-size-complex="10pt"/>
    </style:style>
    <style:style style:name="TableRow143" style:family="table-row">
      <style:table-row-properties style:min-row-height="0.6777in" style:use-optimal-row-height="false"/>
    </style:style>
    <style:style style:name="TableCell144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45" style:parent-style-name="Textbody" style:family="paragraph">
      <style:paragraph-properties fo:widows="0" fo:orphans="0"/>
    </style:style>
    <style:style style:name="T146" style:parent-style-name="DefaultParagraphFont" style:family="text">
      <style:text-properties fo:font-size="10pt" style:font-size-asian="10pt" style:font-size-complex="10pt"/>
    </style:style>
    <style:style style:name="TableCell147" style:family="table-cell">
      <style:table-cell-properties fo:border-top="none" fo:border-left="none" fo:border-bottom="none" fo:border-right="0.0104in solid #000000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widows="0" fo:orphans="0"/>
    </style:style>
    <style:style style:name="T149" style:parent-style-name="DefaultParagraphFont" style:family="text">
      <style:text-properties style:font-size-complex="11pt"/>
    </style:style>
    <style:style style:name="T150" style:parent-style-name="DefaultParagraphFont" style:family="text">
      <style:text-properties style:font-size-complex="11pt"/>
    </style:style>
    <style:style style:name="TableCell151" style:family="table-cell">
      <style:table-cell-properties fo:border-top="none" fo:border-left="none" fo:border-bottom="none" fo:border-right="0.0104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widows="0" fo:orphans="0"/>
    </style:style>
    <style:style style:name="T153" style:parent-style-name="DefaultParagraphFont" style:family="text">
      <style:text-properties style:font-size-complex="11pt"/>
    </style:style>
    <style:style style:name="P154" style:parent-style-name="Textbody" style:family="paragraph">
      <style:paragraph-properties fo:widows="0" fo:orphans="0"/>
    </style:style>
    <style:style style:name="T155" style:parent-style-name="DefaultParagraphFont" style:family="text">
      <style:text-properties style:font-size-complex="11pt"/>
    </style:style>
    <style:style style:name="P156" style:parent-style-name="Textbody" style:family="paragraph">
      <style:paragraph-properties fo:widows="0" fo:orphans="0"/>
    </style:style>
    <style:style style:name="T157" style:parent-style-name="DefaultParagraphFont" style:family="text">
      <style:text-properties style:font-size-complex="11pt"/>
    </style:style>
    <style:style style:name="P158" style:parent-style-name="Textbody" style:family="paragraph">
      <style:paragraph-properties fo:widows="0" fo:orphans="0"/>
    </style:style>
    <style:style style:name="T159" style:parent-style-name="DefaultParagraphFont" style:family="text">
      <style:text-properties style:font-size-complex="11pt"/>
    </style:style>
    <style:style style:name="P160" style:parent-style-name="BodyText3" style:family="paragraph">
      <style:paragraph-properties fo:text-align="justify"/>
      <style:text-properties style:use-window-font-color="true" style:font-size-complex="11pt"/>
    </style:style>
    <style:style style:name="TableColumn162" style:family="table-column">
      <style:table-column-properties style:column-width="1.3972in" style:use-optimal-column-width="false"/>
    </style:style>
    <style:style style:name="TableColumn163" style:family="table-column">
      <style:table-column-properties style:column-width="2.352in" style:use-optimal-column-width="false"/>
    </style:style>
    <style:style style:name="TableColumn164" style:family="table-column">
      <style:table-column-properties style:column-width="3.2506in" style:use-optimal-column-width="false"/>
    </style:style>
    <style:style style:name="Table161" style:family="table">
      <style:table-properties style:width="7in" fo:margin-left="0.0805in" table:align="left"/>
    </style:style>
    <style:style style:name="TableRow165" style:family="table-row">
      <style:table-row-properties style:min-row-height="0.2902in" style:use-optimal-row-height="false"/>
    </style:style>
    <style:style style:name="TableCell166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7" style:parent-style-name="Textbody" style:family="paragraph">
      <style:paragraph-properties fo:widows="0" fo:orphans="0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ableCell169" style:family="table-cell">
      <style:table-cell-properties fo:border-top="0.0104in solid #000000" fo:border-left="none" fo:border-bottom="0.0104in solid #000000" fo:border-right="0.0104in solid #000000" fo:background-color="#D9D9D9" style:writing-mode="lr-tb" fo:padding-top="0in" fo:padding-left="0.075in" fo:padding-bottom="0in" fo:padding-right="0.075in"/>
    </style:style>
    <style:style style:name="P170" style:parent-style-name="Textbody" style:family="paragraph">
      <style:paragraph-properties fo:widows="0" fo:orphans="0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ableCell172" style:family="table-cell">
      <style:table-cell-properties fo:border-top="0.0104in solid #000000" fo:border-left="none" fo:border-bottom="0.0104in solid #000000" fo:border-right="0.0104in solid #000000" fo:background-color="#D9D9D9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/>
    </style:style>
    <style:style style:name="T174" style:parent-style-name="DefaultParagraphFont" style:family="text">
      <style:text-properties fo:font-weight="bold" style:font-weight-asian="bold" style:font-weight-complex="bold" style:font-size-complex="10pt"/>
    </style:style>
    <style:style style:name="TableRow175" style:family="table-row">
      <style:table-row-properties style:min-row-height="0.6777in" style:use-optimal-row-height="false"/>
    </style:style>
    <style:style style:name="TableCell176" style:family="table-cell">
      <style:table-cell-properties fo:border-top="none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77" style:parent-style-name="Textbody" style:family="paragraph">
      <style:paragraph-properties fo:widows="0" fo:orphans="0"/>
      <style:text-properties fo:font-size="10pt" style:font-size-asian="10pt" style:font-size-complex="10pt"/>
    </style:style>
    <style:style style:name="TableCell178" style:family="table-cell">
      <style:table-cell-properties fo:border-top="none" fo:border-left="none" fo:border-bottom="none" fo:border-right="0.0104in solid #000000" style:writing-mode="lr-tb" fo:padding-top="0in" fo:padding-left="0.075in" fo:padding-bottom="0in" fo:padding-right="0.075in"/>
    </style:style>
    <style:style style:name="P179" style:parent-style-name="Textbody" style:family="paragraph">
      <style:paragraph-properties fo:widows="0" fo:orphans="0"/>
    </style:style>
    <style:style style:name="T180" style:parent-style-name="DefaultParagraphFont" style:family="text">
      <style:text-properties style:font-size-complex="11pt"/>
    </style:style>
    <style:style style:name="TableCell181" style:family="table-cell">
      <style:table-cell-properties fo:border-top="none" fo:border-left="none" fo:border-bottom="none" fo:border-right="0.0104in solid #000000" style:writing-mode="lr-tb" fo:padding-top="0in" fo:padding-left="0.075in" fo:padding-bottom="0in" fo:padding-right="0.075in"/>
    </style:style>
    <style:style style:name="P182" style:parent-style-name="Textbody" style:family="paragraph">
      <style:paragraph-properties fo:widows="0" fo:orphans="0"/>
    </style:style>
    <style:style style:name="T183" style:parent-style-name="DefaultParagraphFont" style:family="text">
      <style:text-properties style:font-size-complex="11pt"/>
    </style:style>
    <style:style style:name="P184" style:parent-style-name="Textbody" style:family="paragraph">
      <style:paragraph-properties fo:widows="0" fo:orphans="0"/>
    </style:style>
    <style:style style:name="T185" style:parent-style-name="DefaultParagraphFont" style:family="text">
      <style:text-properties style:font-size-complex="11pt"/>
    </style:style>
    <style:style style:name="T186" style:parent-style-name="DefaultParagraphFont" style:family="text">
      <style:text-properties style:font-size-complex="11pt"/>
    </style:style>
    <style:style style:name="P187" style:parent-style-name="Textbody" style:family="paragraph">
      <style:paragraph-properties fo:widows="0" fo:orphans="0"/>
    </style:style>
    <style:style style:name="T188" style:parent-style-name="DefaultParagraphFont" style:family="text">
      <style:text-properties style:font-size-complex="11pt"/>
    </style:style>
    <style:style style:name="P189" style:parent-style-name="Textbody" style:family="paragraph">
      <style:paragraph-properties fo:widows="0" fo:orphans="0"/>
    </style:style>
    <style:style style:name="T190" style:parent-style-name="DefaultParagraphFont" style:family="text">
      <style:text-properties style:font-size-complex="11pt"/>
    </style:style>
    <style:style style:name="P191" style:parent-style-name="Textbody" style:family="paragraph">
      <style:paragraph-properties fo:widows="0" fo:orphans="0"/>
    </style:style>
    <style:style style:name="T192" style:parent-style-name="DefaultParagraphFont" style:family="text">
      <style:text-properties style:font-size-complex="11pt"/>
    </style:style>
    <style:style style:name="P193" style:parent-style-name="Textbody" style:family="paragraph">
      <style:paragraph-properties fo:widows="0" fo:orphans="0"/>
    </style:style>
    <style:style style:name="T194" style:parent-style-name="DefaultParagraphFont" style:family="text">
      <style:text-properties style:font-size-complex="11pt"/>
    </style:style>
    <style:style style:name="P195" style:parent-style-name="Textbody" style:family="paragraph">
      <style:paragraph-properties fo:widows="0" fo:orphans="0"/>
    </style:style>
    <style:style style:name="T196" style:parent-style-name="DefaultParagraphFont" style:family="text">
      <style:text-properties style:font-size-complex="11pt"/>
    </style:style>
    <style:style style:name="P197" style:parent-style-name="Textbody" style:family="paragraph">
      <style:paragraph-properties fo:widows="0" fo:orphans="0"/>
    </style:style>
    <style:style style:name="T198" style:parent-style-name="DefaultParagraphFont" style:family="text">
      <style:text-properties style:font-size-complex="11pt"/>
    </style:style>
    <style:style style:name="P199" style:parent-style-name="Heading2" style:list-style-name="WWNum1" style:family="paragraph"/>
    <style:style style:name="T200" style:parent-style-name="DefaultParagraphFont" style:family="text">
      <style:text-properties fo:font-size="10pt" style:font-size-asian="10pt"/>
    </style:style>
    <style:style style:name="T201" style:parent-style-name="DefaultParagraphFont" style:family="text">
      <style:text-properties fo:font-size="10pt" style:font-size-asian="10pt"/>
    </style:style>
    <style:style style:name="P202" style:parent-style-name="Standard" style:family="paragraph">
      <style:paragraph-properties fo:text-align="justify"/>
    </style:style>
    <style:style style:name="T203" style:parent-style-name="DefaultParagraphFont" style:family="text">
      <style:text-properties fo:font-weight="bold" style:font-weight-asian="bold" style:font-weight-complex="bold" style:font-size-complex="11pt"/>
    </style:style>
    <style:style style:name="T204" style:parent-style-name="DefaultParagraphFont" style:family="text">
      <style:text-properties style:font-size-complex="11pt"/>
    </style:style>
    <style:style style:name="P205" style:parent-style-name="Standard" style:family="paragraph">
      <style:paragraph-properties fo:text-align="justify"/>
    </style:style>
    <style:style style:name="T206" style:parent-style-name="DefaultParagraphFont" style:family="text">
      <style:text-properties fo:font-weight="bold" style:font-weight-asian="bold" style:font-weight-complex="bold" style:font-size-complex="11pt"/>
    </style:style>
    <style:style style:name="T207" style:parent-style-name="DefaultParagraphFont" style:family="text">
      <style:text-properties style:font-size-complex="11pt"/>
    </style:style>
    <style:style style:name="T208" style:parent-style-name="DefaultParagraphFont" style:family="text">
      <style:text-properties style:font-size-complex="11pt"/>
    </style:style>
    <style:style style:name="P209" style:parent-style-name="Standard" style:family="paragraph">
      <style:paragraph-properties fo:text-align="justify"/>
    </style:style>
    <style:style style:name="T210" style:parent-style-name="DefaultParagraphFont" style:family="text">
      <style:text-properties fo:font-weight="bold" style:font-weight-asian="bold" style:font-weight-complex="bold" style:font-size-complex="11pt"/>
    </style:style>
    <style:style style:name="T211" style:parent-style-name="DefaultParagraphFont" style:family="text">
      <style:text-properties style:font-size-complex="11pt"/>
    </style:style>
    <style:style style:name="P212" style:parent-style-name="Standard" style:family="paragraph">
      <style:paragraph-properties fo:text-align="justify"/>
    </style:style>
    <style:style style:name="T213" style:parent-style-name="DefaultParagraphFont" style:family="text">
      <style:text-properties fo:font-weight="bold" style:font-weight-asian="bold" style:font-weight-complex="bold" style:font-size-complex="11pt"/>
    </style:style>
    <style:style style:name="T214" style:parent-style-name="DefaultParagraphFont" style:family="text">
      <style:text-properties style:font-size-complex="11pt"/>
    </style:style>
    <style:style style:name="T215" style:parent-style-name="DefaultParagraphFont" style:family="text">
      <style:text-properties style:font-size-complex="11pt"/>
    </style:style>
    <style:style style:name="P216" style:parent-style-name="Standard" style:family="paragraph">
      <style:paragraph-properties fo:text-align="justify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P218" style:parent-style-name="Standard" style:family="paragraph">
      <style:paragraph-properties fo:text-align="justify"/>
      <style:text-properties style:font-size-complex="11pt"/>
    </style:style>
    <style:style style:name="P219" style:parent-style-name="Heading2" style:list-style-name="WWNum1" style:family="paragraph"/>
    <style:style style:name="T220" style:parent-style-name="DefaultParagraphFont" style:family="text">
      <style:text-properties fo:font-size="10pt" style:font-size-asian="10pt"/>
    </style:style>
    <style:style style:name="P221" style:parent-style-name="Standard" style:family="paragraph">
      <style:paragraph-properties fo:text-align="justify"/>
    </style:style>
    <style:style style:name="T222" style:parent-style-name="DefaultParagraphFont" style:family="text">
      <style:text-properties style:font-size-complex="11pt"/>
    </style:style>
    <style:style style:name="T223" style:parent-style-name="DefaultParagraphFont" style:family="text">
      <style:text-properties style:font-size-complex="11pt"/>
    </style:style>
    <style:style style:name="P224" style:parent-style-name="Heading3" style:list-style-name="WWNum1" style:family="paragraph"/>
    <style:style style:name="P225" style:parent-style-name="Standard" style:family="paragraph">
      <style:paragraph-properties fo:text-align="justify"/>
    </style:style>
    <style:style style:name="T226" style:parent-style-name="DefaultParagraphFont" style:family="text">
      <style:text-properties style:font-size-complex="11pt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style:font-size-complex="11pt"/>
    </style:style>
    <style:style style:name="P229" style:parent-style-name="Standard" style:family="paragraph">
      <style:paragraph-properties fo:text-align="justify"/>
    </style:style>
    <style:style style:name="T230" style:parent-style-name="DefaultParagraphFont" style:family="text">
      <style:text-properties style:font-size-complex="11pt"/>
    </style:style>
    <style:style style:name="P231" style:parent-style-name="Heading3" style:list-style-name="WWNum1" style:family="paragraph"/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style:font-size-complex="11pt"/>
    </style:style>
    <style:style style:name="T234" style:parent-style-name="DefaultParagraphFont" style:family="text">
      <style:text-properties style:font-size-complex="11pt"/>
    </style:style>
    <style:style style:name="P235" style:parent-style-name="Heading3" style:list-style-name="WWNum1" style:family="paragraph"/>
    <style:style style:name="P236" style:parent-style-name="Standard" style:family="paragraph">
      <style:paragraph-properties fo:text-align="justify"/>
    </style:style>
    <style:style style:name="T237" style:parent-style-name="DefaultParagraphFont" style:family="text">
      <style:text-properties style:font-size-complex="11pt"/>
    </style:style>
    <style:style style:name="T238" style:parent-style-name="DefaultParagraphFont" style:family="text">
      <style:text-properties style:font-size-complex="11pt"/>
    </style:style>
    <style:style style:name="T239" style:parent-style-name="DefaultParagraphFont" style:family="text">
      <style:text-properties style:font-size-complex="11pt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size-complex="11pt"/>
    </style:style>
    <style:style style:name="T242" style:parent-style-name="DefaultParagraphFont" style:family="text">
      <style:text-properties style:font-size-complex="11pt"/>
    </style:style>
    <style:style style:name="P243" style:parent-style-name="Standard" style:family="paragraph">
      <style:paragraph-properties fo:text-align="justify"/>
    </style:style>
    <style:style style:name="T244" style:parent-style-name="DefaultParagraphFont" style:family="text">
      <style:text-properties style:font-size-complex="11pt"/>
    </style:style>
    <style:style style:name="P245" style:parent-style-name="Standard" style:family="paragraph">
      <style:paragraph-properties fo:text-align="justify"/>
    </style:style>
    <style:style style:name="T246" style:parent-style-name="DefaultParagraphFont" style:family="text">
      <style:text-properties style:font-size-complex="11pt"/>
    </style:style>
    <style:style style:name="P247" style:parent-style-name="Standard" style:family="paragraph">
      <style:paragraph-properties fo:text-align="justify"/>
    </style:style>
    <style:style style:name="P248" style:parent-style-name="Standard" style:family="paragraph">
      <style:paragraph-properties fo:text-align="justify"/>
    </style:style>
    <style:style style:name="T249" style:parent-style-name="DefaultParagraphFont" style:family="text">
      <style:text-properties style:font-size-complex="11pt"/>
    </style:style>
    <style:style style:name="T250" style:parent-style-name="DefaultParagraphFont" style:family="text">
      <style:text-properties style:font-size-complex="11pt"/>
    </style:style>
    <style:style style:name="P251" style:parent-style-name="Standard" style:family="paragraph">
      <style:paragraph-properties fo:text-align="justify"/>
    </style:style>
    <style:style style:name="P252" style:parent-style-name="Heading2" style:list-style-name="WWNum1" style:family="paragraph"/>
    <style:style style:name="T253" style:parent-style-name="DefaultParagraphFont" style:family="text">
      <style:text-properties fo:font-size="10pt" style:font-size-asian="10pt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style:font-size-complex="11pt"/>
    </style:style>
    <style:style style:name="P256" style:parent-style-name="Heading3" style:list-style-name="WWNum1" style:family="paragraph"/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size-complex="11pt"/>
    </style:style>
    <style:style style:name="P259" style:parent-style-name="Standard" style:family="paragraph">
      <style:paragraph-properties fo:text-align="justify"/>
    </style:style>
    <style:style style:name="T260" style:parent-style-name="DefaultParagraphFont" style:family="text">
      <style:text-properties style:font-size-complex="11pt"/>
    </style:style>
    <style:style style:name="P261" style:parent-style-name="Standard" style:family="paragraph">
      <style:paragraph-properties fo:text-align="justify"/>
    </style:style>
    <style:style style:name="T262" style:parent-style-name="DefaultParagraphFont" style:family="text">
      <style:text-properties style:font-size-complex="11pt"/>
    </style:style>
    <style:style style:name="P263" style:parent-style-name="Heading3" style:list-style-name="WWNum1" style:family="paragraph"/>
    <style:style style:name="P264" style:parent-style-name="Standard" style:family="paragraph">
      <style:paragraph-properties fo:text-align="justify"/>
    </style:style>
    <style:style style:name="T265" style:parent-style-name="DefaultParagraphFont" style:family="text">
      <style:text-properties style:font-size-complex="11pt"/>
    </style:style>
    <style:style style:name="P266" style:parent-style-name="Heading3" style:list-style-name="WWNum1" style:family="paragraph"/>
    <style:style style:name="P267" style:parent-style-name="Standard" style:family="paragraph">
      <style:paragraph-properties fo:text-align="justify"/>
    </style:style>
    <style:style style:name="T268" style:parent-style-name="DefaultParagraphFont" style:family="text">
      <style:text-properties style:font-size-complex="11pt"/>
    </style:style>
    <style:style style:name="T269" style:parent-style-name="DefaultParagraphFont" style:family="text">
      <style:text-properties style:font-size-complex="11pt"/>
    </style:style>
    <style:style style:name="T270" style:parent-style-name="DefaultParagraphFont" style:family="text">
      <style:text-properties style:font-size-complex="11pt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size-complex="11pt"/>
    </style:style>
    <style:style style:name="T273" style:parent-style-name="DefaultParagraphFont" style:family="text">
      <style:text-properties style:font-size-complex="11pt"/>
    </style:style>
    <style:style style:name="P274" style:parent-style-name="Standard" style:family="paragraph">
      <style:paragraph-properties fo:text-align="justify"/>
    </style:style>
    <style:style style:name="T275" style:parent-style-name="DefaultParagraphFont" style:family="text">
      <style:text-properties style:font-size-complex="11pt"/>
    </style:style>
    <style:style style:name="P276" style:parent-style-name="Standard" style:family="paragraph">
      <style:paragraph-properties fo:text-align="justify"/>
    </style:style>
    <style:style style:name="T277" style:parent-style-name="DefaultParagraphFont" style:family="text">
      <style:text-properties style:font-size-complex="11pt"/>
    </style:style>
    <style:style style:name="P278" style:parent-style-name="Standard" style:family="paragraph">
      <style:paragraph-properties fo:text-align="justify"/>
    </style:style>
    <style:style style:name="T279" style:parent-style-name="DefaultParagraphFont" style:family="text">
      <style:text-properties style:font-size-complex="11pt"/>
    </style:style>
    <style:style style:name="T280" style:parent-style-name="DefaultParagraphFont" style:family="text">
      <style:text-properties style:font-size-complex="11pt"/>
    </style:style>
    <style:style style:name="P281" style:parent-style-name="Standard" style:family="paragraph">
      <style:paragraph-properties fo:text-align="justify"/>
    </style:style>
    <style:style style:name="P282" style:parent-style-name="Standard" style:family="paragraph">
      <style:paragraph-properties fo:text-align="justify"/>
    </style:style>
    <style:style style:name="T283" style:parent-style-name="DefaultParagraphFont" style:family="text">
      <style:text-properties style:font-size-complex="11pt"/>
    </style:style>
    <style:style style:name="P284" style:parent-style-name="Standard" style:family="paragraph">
      <style:paragraph-properties fo:text-align="justify"/>
      <style:text-properties style:font-size-complex="11pt"/>
    </style:style>
    <style:style style:name="P285" style:parent-style-name="Heading2" style:list-style-name="WWNum1" style:family="paragraph"/>
    <style:style style:name="T286" style:parent-style-name="DefaultParagraphFont" style:family="text">
      <style:text-properties fo:font-size="10pt" style:font-size-asian="10pt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size-complex="11pt"/>
    </style:style>
    <style:style style:name="P289" style:parent-style-name="Heading3" style:list-style-name="WWNum1" style:family="paragraph"/>
    <style:style style:name="P290" style:parent-style-name="Standard" style:family="paragraph">
      <style:paragraph-properties fo:text-align="justify"/>
    </style:style>
    <style:style style:name="T291" style:parent-style-name="DefaultParagraphFont" style:family="text">
      <style:text-properties style:font-size-complex="11pt"/>
    </style:style>
    <style:style style:name="T292" style:parent-style-name="DefaultParagraphFont" style:family="text">
      <style:text-properties style:font-size-complex="11pt"/>
    </style:style>
    <style:style style:name="P293" style:parent-style-name="Standard" style:family="paragraph">
      <style:paragraph-properties fo:text-align="justify"/>
    </style:style>
    <style:style style:name="T294" style:parent-style-name="DefaultParagraphFont" style:family="text">
      <style:text-properties style:font-size-complex="11pt"/>
    </style:style>
    <style:style style:name="P295" style:parent-style-name="Standard" style:family="paragraph">
      <style:paragraph-properties fo:text-align="justify"/>
    </style:style>
    <style:style style:name="T296" style:parent-style-name="DefaultParagraphFont" style:family="text">
      <style:text-properties style:font-size-complex="11pt"/>
    </style:style>
    <style:style style:name="P297" style:parent-style-name="Heading3" style:list-style-name="WWNum1" style:family="paragraph"/>
    <style:style style:name="P298" style:parent-style-name="Standard" style:family="paragraph">
      <style:paragraph-properties fo:text-align="justify"/>
    </style:style>
    <style:style style:name="T299" style:parent-style-name="DefaultParagraphFont" style:family="text">
      <style:text-properties style:font-size-complex="11pt"/>
    </style:style>
    <style:style style:name="P300" style:parent-style-name="Heading3" style:list-style-name="WWNum1" style:family="paragraph"/>
    <style:style style:name="P301" style:parent-style-name="Standard" style:family="paragraph">
      <style:paragraph-properties fo:text-align="justify"/>
    </style:style>
    <style:style style:name="T302" style:parent-style-name="DefaultParagraphFont" style:family="text">
      <style:text-properties style:font-size-complex="11pt"/>
    </style:style>
    <style:style style:name="T303" style:parent-style-name="DefaultParagraphFont" style:family="text">
      <style:text-properties style:font-size-complex="11pt"/>
    </style:style>
    <style:style style:name="T304" style:parent-style-name="DefaultParagraphFont" style:family="text">
      <style:text-properties style:font-size-complex="11pt"/>
    </style:style>
    <style:style style:name="T305" style:parent-style-name="DefaultParagraphFont" style:family="text">
      <style:text-properties style:font-size-complex="11pt"/>
    </style:style>
    <style:style style:name="P306" style:parent-style-name="Standard" style:family="paragraph">
      <style:paragraph-properties fo:text-align="justify"/>
    </style:style>
    <style:style style:name="T307" style:parent-style-name="DefaultParagraphFont" style:family="text">
      <style:text-properties style:font-size-complex="11pt"/>
    </style:style>
    <style:style style:name="P308" style:parent-style-name="Standard" style:family="paragraph">
      <style:paragraph-properties fo:text-align="justify"/>
    </style:style>
    <style:style style:name="T309" style:parent-style-name="DefaultParagraphFont" style:family="text">
      <style:text-properties style:font-size-complex="11pt" fo:language="en" fo:country="US"/>
    </style:style>
    <style:style style:name="T310" style:parent-style-name="DefaultParagraphFont" style:family="text">
      <style:text-properties fo:font-style="italic" style:font-style-asian="italic" style:font-style-complex="italic" style:font-size-complex="11pt" fo:language="en" fo:country="US"/>
    </style:style>
    <style:style style:name="T311" style:parent-style-name="DefaultParagraphFont" style:family="text">
      <style:text-properties style:font-size-complex="11pt" fo:language="en" fo:country="US"/>
    </style:style>
    <style:style style:name="T312" style:parent-style-name="DefaultParagraphFont" style:family="text">
      <style:text-properties fo:font-style="italic" style:font-style-asian="italic" style:font-style-complex="italic" style:font-size-complex="11pt" fo:language="en" fo:country="US"/>
    </style:style>
    <style:style style:name="P313" style:parent-style-name="Standard" style:family="paragraph">
      <style:paragraph-properties fo:text-align="justify"/>
    </style:style>
    <style:style style:name="P314" style:parent-style-name="Standard" style:family="paragraph">
      <style:paragraph-properties fo:text-align="justify"/>
    </style:style>
    <style:style style:name="P315" style:parent-style-name="Standard" style:family="paragraph">
      <style:paragraph-properties fo:text-align="justify"/>
    </style:style>
    <style:style style:name="P316" style:parent-style-name="Standard" style:family="paragraph">
      <style:paragraph-properties fo:text-align="justify"/>
    </style:style>
    <style:style style:name="P317" style:parent-style-name="Standard" style:family="paragraph">
      <style:paragraph-properties fo:text-align="justify"/>
    </style:style>
    <style:style style:name="P318" style:parent-style-name="Heading2" style:list-style-name="WWNum1" style:family="paragraph"/>
    <style:style style:name="T319" style:parent-style-name="DefaultParagraphFont" style:family="text">
      <style:text-properties fo:font-size="10pt" style:font-size-asian="10pt"/>
    </style:style>
    <style:style style:name="P320" style:parent-style-name="Standard" style:family="paragraph">
      <style:paragraph-properties fo:text-align="justify"/>
    </style:style>
    <style:style style:name="T321" style:parent-style-name="DefaultParagraphFont" style:family="text">
      <style:text-properties style:font-size-complex="11pt"/>
    </style:style>
    <style:style style:name="T322" style:parent-style-name="DefaultParagraphFont" style:family="text">
      <style:text-properties style:font-size-complex="11pt"/>
    </style:style>
    <style:style style:name="P323" style:parent-style-name="Heading3" style:list-style-name="WWNum1" style:family="paragraph"/>
    <style:style style:name="P324" style:parent-style-name="Standard" style:family="paragraph">
      <style:paragraph-properties fo:text-align="justify"/>
    </style:style>
    <style:style style:name="T325" style:parent-style-name="DefaultParagraphFont" style:family="text">
      <style:text-properties style:font-size-complex="11pt"/>
    </style:style>
    <style:style style:name="P326" style:parent-style-name="Standard" style:family="paragraph">
      <style:paragraph-properties fo:text-align="justify"/>
    </style:style>
    <style:style style:name="T327" style:parent-style-name="DefaultParagraphFont" style:family="text">
      <style:text-properties style:font-size-complex="11pt"/>
    </style:style>
    <style:style style:name="P328" style:parent-style-name="Standard" style:family="paragraph">
      <style:paragraph-properties fo:text-align="justify"/>
    </style:style>
    <style:style style:name="T329" style:parent-style-name="DefaultParagraphFont" style:family="text">
      <style:text-properties style:font-size-complex="11pt"/>
    </style:style>
    <style:style style:name="P330" style:parent-style-name="Heading3" style:list-style-name="WWNum1" style:family="paragraph"/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style:font-size-complex="11pt"/>
    </style:style>
    <style:style style:name="P333" style:parent-style-name="Heading3" style:list-style-name="WWNum1" style:family="paragraph"/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style:font-size-complex="11pt"/>
    </style:style>
    <style:style style:name="T336" style:parent-style-name="DefaultParagraphFont" style:family="text">
      <style:text-properties style:font-size-complex="11pt"/>
    </style:style>
    <style:style style:name="T337" style:parent-style-name="DefaultParagraphFont" style:family="text">
      <style:text-properties style:font-size-complex="11pt"/>
    </style:style>
    <style:style style:name="P338" style:parent-style-name="Standard" style:family="paragraph">
      <style:paragraph-properties fo:text-align="justify"/>
    </style:style>
    <style:style style:name="T339" style:parent-style-name="DefaultParagraphFont" style:family="text">
      <style:text-properties style:font-size-complex="11pt"/>
    </style:style>
    <style:style style:name="P340" style:parent-style-name="Standard" style:family="paragraph">
      <style:paragraph-properties fo:text-align="justify"/>
    </style:style>
    <style:style style:name="T341" style:parent-style-name="DefaultParagraphFont" style:family="text">
      <style:text-properties style:font-size-complex="11pt"/>
    </style:style>
    <style:style style:name="T342" style:parent-style-name="DefaultParagraphFont" style:family="text">
      <style:text-properties style:font-size-complex="11pt"/>
    </style:style>
    <style:style style:name="P343" style:parent-style-name="Standard" style:family="paragraph">
      <style:paragraph-properties fo:text-align="justify"/>
    </style:style>
    <style:style style:name="T344" style:parent-style-name="DefaultParagraphFont" style:family="text">
      <style:text-properties style:font-size-complex="11pt"/>
    </style:style>
    <style:style style:name="P345" style:parent-style-name="Standard" style:family="paragraph">
      <style:paragraph-properties fo:text-align="justify"/>
    </style:style>
    <style:style style:name="P346" style:parent-style-name="Standard" style:family="paragraph">
      <style:paragraph-properties fo:text-align="justify"/>
    </style:style>
    <style:style style:name="T347" style:parent-style-name="DefaultParagraphFont" style:family="text">
      <style:text-properties style:font-size-complex="11pt"/>
    </style:style>
    <style:style style:name="T348" style:parent-style-name="DefaultParagraphFont" style:family="text">
      <style:text-properties style:font-size-complex="11pt"/>
    </style:style>
    <style:style style:name="P349" style:parent-style-name="Standard" style:family="paragraph">
      <style:paragraph-properties fo:text-align="justify"/>
    </style:style>
    <style:style style:name="P350" style:parent-style-name="Heading2" style:list-style-name="WWNum1" style:family="paragraph"/>
    <style:style style:name="T351" style:parent-style-name="DefaultParagraphFont" style:family="text">
      <style:text-properties fo:font-size="10pt" style:font-size-asian="10pt"/>
    </style:style>
    <style:style style:name="P352" style:parent-style-name="Standard" style:family="paragraph">
      <style:paragraph-properties fo:text-align="justify"/>
      <style:text-properties style:font-size-complex="11pt"/>
    </style:style>
    <style:style style:name="P353" style:parent-style-name="Heading3" style:list-style-name="WWNum1" style:family="paragraph"/>
    <style:style style:name="P354" style:parent-style-name="Standard" style:family="paragraph">
      <style:paragraph-properties fo:text-align="justify"/>
    </style:style>
    <style:style style:name="T355" style:parent-style-name="DefaultParagraphFont" style:family="text">
      <style:text-properties style:font-size-complex="11pt"/>
    </style:style>
    <style:style style:name="P356" style:parent-style-name="Standard" style:family="paragraph">
      <style:paragraph-properties fo:text-align="justify"/>
    </style:style>
    <style:style style:name="T357" style:parent-style-name="DefaultParagraphFont" style:family="text">
      <style:text-properties style:font-size-complex="11pt"/>
    </style:style>
    <style:style style:name="T358" style:parent-style-name="DefaultParagraphFont" style:family="text">
      <style:text-properties style:font-size-complex="11pt"/>
    </style:style>
    <style:style style:name="P359" style:parent-style-name="Standard" style:family="paragraph">
      <style:paragraph-properties fo:text-align="justify"/>
    </style:style>
    <style:style style:name="T360" style:parent-style-name="DefaultParagraphFont" style:family="text">
      <style:text-properties style:font-size-complex="11pt"/>
    </style:style>
    <style:style style:name="P361" style:parent-style-name="Heading3" style:list-style-name="WWNum1" style:family="paragraph"/>
    <style:style style:name="P362" style:parent-style-name="Standard" style:family="paragraph">
      <style:paragraph-properties fo:text-align="justify"/>
    </style:style>
    <style:style style:name="T363" style:parent-style-name="DefaultParagraphFont" style:family="text">
      <style:text-properties style:font-size-complex="11pt"/>
    </style:style>
    <style:style style:name="P364" style:parent-style-name="Heading3" style:list-style-name="WWNum1" style:family="paragraph"/>
    <style:style style:name="P365" style:parent-style-name="Standard" style:family="paragraph">
      <style:paragraph-properties fo:text-align="justify"/>
    </style:style>
    <style:style style:name="T366" style:parent-style-name="DefaultParagraphFont" style:family="text">
      <style:text-properties style:font-size-complex="11pt"/>
    </style:style>
    <style:style style:name="T367" style:parent-style-name="DefaultParagraphFont" style:family="text">
      <style:text-properties style:font-size-complex="11pt"/>
    </style:style>
    <style:style style:name="T368" style:parent-style-name="DefaultParagraphFont" style:family="text">
      <style:text-properties style:font-size-complex="11pt"/>
    </style:style>
    <style:style style:name="P369" style:parent-style-name="Standard" style:family="paragraph">
      <style:paragraph-properties fo:text-align="justify"/>
    </style:style>
    <style:style style:name="T370" style:parent-style-name="DefaultParagraphFont" style:family="text">
      <style:text-properties style:font-size-complex="11pt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size-complex="11pt"/>
    </style:style>
    <style:style style:name="P373" style:parent-style-name="Standard" style:family="paragraph">
      <style:paragraph-properties fo:text-align="justify"/>
    </style:style>
    <style:style style:name="T374" style:parent-style-name="DefaultParagraphFont" style:family="text">
      <style:text-properties style:font-size-complex="11pt"/>
    </style:style>
    <style:style style:name="P375" style:parent-style-name="Standard" style:family="paragraph">
      <style:paragraph-properties fo:text-align="justify"/>
    </style:style>
    <style:style style:name="T376" style:parent-style-name="DefaultParagraphFont" style:family="text">
      <style:text-properties style:font-size-complex="11pt"/>
    </style:style>
    <style:style style:name="T377" style:parent-style-name="DefaultParagraphFont" style:family="text">
      <style:text-properties style:font-size-complex="11pt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text-align="justify"/>
    </style:style>
    <style:style style:name="T380" style:parent-style-name="DefaultParagraphFont" style:family="text">
      <style:text-properties style:font-size-complex="11pt"/>
    </style:style>
    <style:style style:name="P381" style:parent-style-name="Standard" style:family="paragraph">
      <style:paragraph-properties fo:text-align="justify"/>
    </style:style>
    <style:style style:name="P382" style:parent-style-name="Heading2" style:list-style-name="WWNum1" style:family="paragraph">
      <style:paragraph-properties fo:text-align="justify"/>
    </style:style>
    <style:style style:name="T383" style:parent-style-name="DefaultParagraphFont" style:family="text">
      <style:text-properties fo:font-size="10pt" style:font-size-asian="10pt"/>
    </style:style>
    <style:style style:name="P384" style:parent-style-name="Heading3" style:list-style-name="WWNum1" style:family="paragraph"/>
    <style:style style:name="P385" style:parent-style-name="Heading9" style:family="paragraph"/>
    <style:style style:name="P386" style:parent-style-name="Heading9" style:family="paragraph"/>
    <style:style style:name="P387" style:parent-style-name="Heading3" style:list-style-name="WWNum1" style:family="paragraph"/>
    <style:style style:name="P388" style:parent-style-name="Standard" style:family="paragraph">
      <style:paragraph-properties fo:text-align="justify"/>
      <style:text-properties style:font-size-complex="11pt"/>
    </style:style>
    <style:style style:name="P389" style:parent-style-name="Standard" style:list-style-name="LFO14" style:family="paragraph">
      <style:paragraph-properties fo:text-align="justify"/>
      <style:text-properties style:font-size-complex="11pt"/>
    </style:style>
    <style:style style:name="P390" style:parent-style-name="Standard" style:list-style-name="LFO14" style:family="paragraph">
      <style:paragraph-properties fo:text-align="justify"/>
      <style:text-properties style:font-size-complex="11pt"/>
    </style:style>
    <style:style style:name="P391" style:parent-style-name="Standard" style:list-style-name="LFO14" style:family="paragraph">
      <style:paragraph-properties fo:text-align="justify"/>
      <style:text-properties style:font-size-complex="11pt"/>
    </style:style>
    <style:style style:name="P392" style:parent-style-name="Standard" style:list-style-name="LFO14" style:family="paragraph">
      <style:paragraph-properties fo:text-align="justify"/>
      <style:text-properties style:font-size-complex="11pt"/>
    </style:style>
    <style:style style:name="P393" style:parent-style-name="Standard" style:list-style-name="LFO14" style:family="paragraph">
      <style:paragraph-properties fo:text-align="justify"/>
      <style:text-properties style:font-size-complex="11pt"/>
    </style:style>
    <style:style style:name="P394" style:parent-style-name="Standard" style:family="paragraph">
      <style:paragraph-properties fo:text-align="justify"/>
    </style:style>
    <style:style style:name="P395" style:parent-style-name="Heading3" style:list-style-name="WWNum1" style:family="paragraph"/>
    <style:style style:name="P396" style:parent-style-name="Standard" style:family="paragraph">
      <style:paragraph-properties fo:text-align="justify"/>
      <style:text-properties style:font-size-complex="11pt"/>
    </style:style>
    <style:style style:name="P397" style:parent-style-name="Standard" style:family="paragraph">
      <style:paragraph-properties fo:text-align="justify"/>
      <style:text-properties style:font-size-complex="11pt"/>
    </style:style>
    <style:style style:name="P398" style:parent-style-name="Standard" style:family="paragraph">
      <style:paragraph-properties fo:text-align="justify"/>
      <style:text-properties style:font-size-complex="11pt"/>
    </style:style>
    <style:style style:name="S1" style:family="section">
      <style:section-properties fo:margin-left="0in" fo:margin-right="0in" style:writing-mode="lr-tb"/>
    </style:style>
    <style:style style:name="P399" style:parent-style-name="Standard" style:list-style-name="LFO15" style:family="paragraph">
      <style:paragraph-properties fo:text-align="justify"/>
      <style:text-properties style:font-size-complex="11pt"/>
    </style:style>
    <style:style style:name="P400" style:parent-style-name="Standard" style:list-style-name="LFO15" style:family="paragraph">
      <style:paragraph-properties fo:text-align="justify"/>
      <style:text-properties style:font-size-complex="11pt"/>
    </style:style>
    <style:style style:name="P401" style:parent-style-name="Standard" style:list-style-name="LFO15" style:family="paragraph">
      <style:paragraph-properties fo:text-align="justify"/>
      <style:text-properties style:font-size-complex="11pt"/>
    </style:style>
    <style:style style:name="P402" style:parent-style-name="Standard" style:list-style-name="LFO15" style:family="paragraph">
      <style:paragraph-properties fo:text-align="justify"/>
      <style:text-properties style:font-size-complex="11pt"/>
    </style:style>
    <style:style style:name="P403" style:parent-style-name="Standard" style:list-style-name="LFO15" style:family="paragraph">
      <style:paragraph-properties fo:text-align="justify"/>
      <style:text-properties style:font-size-complex="11pt"/>
    </style:style>
    <style:style style:name="P404" style:parent-style-name="Standard" style:list-style-name="LFO15" style:family="paragraph">
      <style:paragraph-properties fo:text-align="justify"/>
      <style:text-properties style:font-size-complex="11pt"/>
    </style:style>
    <style:style style:name="P405" style:parent-style-name="Standard" style:list-style-name="LFO15" style:family="paragraph">
      <style:paragraph-properties fo:text-align="justify"/>
      <style:text-properties style:font-size-complex="11pt"/>
    </style:style>
    <style:style style:name="P406" style:parent-style-name="Standard" style:list-style-name="LFO15" style:family="paragraph">
      <style:paragraph-properties fo:text-align="justify"/>
      <style:text-properties style:font-size-complex="11pt"/>
    </style:style>
    <style:style style:name="P407" style:parent-style-name="Standard" style:list-style-name="LFO15" style:family="paragraph">
      <style:paragraph-properties fo:text-align="justify"/>
      <style:text-properties style:font-size-complex="11pt"/>
    </style:style>
    <style:style style:name="P408" style:parent-style-name="Standard" style:list-style-name="LFO15" style:family="paragraph">
      <style:paragraph-properties fo:text-align="justify"/>
      <style:text-properties style:font-size-complex="11pt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P409" style:parent-style-name="Standard" style:family="paragraph">
      <style:paragraph-properties fo:text-align="justify"/>
      <style:text-properties style:font-size-complex="11pt"/>
    </style:style>
    <style:style style:name="P410" style:parent-style-name="Standard" style:family="paragraph">
      <style:paragraph-properties fo:text-align="justify"/>
      <style:text-properties style:font-size-complex="11pt"/>
    </style:style>
    <style:style style:name="P411" style:parent-style-name="Standard" style:family="paragraph">
      <style:paragraph-properties fo:text-align="justify"/>
      <style:text-properties style:font-size-complex="11pt"/>
    </style:style>
    <style:style style:name="P412" style:parent-style-name="Standard" style:family="paragraph">
      <style:paragraph-properties fo:text-align="justify"/>
      <style:text-properties style:font-size-complex="11pt"/>
    </style:style>
    <style:style style:name="P413" style:parent-style-name="Heading2" style:list-style-name="WWNum1" style:family="paragraph"/>
    <style:style style:name="T414" style:parent-style-name="DefaultParagraphFont" style:family="text">
      <style:text-properties fo:font-size="10pt" style:font-size-asian="10pt"/>
    </style:style>
    <style:style style:name="P415" style:parent-style-name="Standard" style:family="paragraph">
      <style:paragraph-properties fo:text-align="justify"/>
    </style:style>
    <style:style style:name="T416" style:parent-style-name="DefaultParagraphFont" style:family="text">
      <style:text-properties style:font-size-complex="11pt"/>
    </style:style>
    <style:style style:name="P417" style:parent-style-name="Heading3" style:list-style-name="WWNum1" style:family="paragraph"/>
    <style:style style:name="P418" style:parent-style-name="Standard" style:family="paragraph">
      <style:paragraph-properties fo:text-align="justify"/>
    </style:style>
    <style:style style:name="T419" style:parent-style-name="DefaultParagraphFont" style:family="text">
      <style:text-properties style:font-size-complex="11pt"/>
    </style:style>
    <style:style style:name="P420" style:parent-style-name="Heading3" style:list-style-name="WWNum1" style:family="paragraph"/>
    <style:style style:name="P421" style:parent-style-name="Standard" style:family="paragraph">
      <style:paragraph-properties fo:text-align="justify"/>
    </style:style>
    <style:style style:name="T422" style:parent-style-name="DefaultParagraphFont" style:family="text">
      <style:text-properties style:font-size-complex="11pt"/>
    </style:style>
    <style:style style:name="T423" style:parent-style-name="DefaultParagraphFont" style:family="text">
      <style:text-properties style:font-size-complex="11pt"/>
    </style:style>
    <style:style style:name="P424" style:parent-style-name="Heading3" style:list-style-name="WWNum1" style:family="paragraph"/>
    <style:style style:name="P425" style:parent-style-name="Standard" style:family="paragraph">
      <style:paragraph-properties fo:text-align="justify"/>
    </style:style>
    <style:style style:name="T426" style:parent-style-name="DefaultParagraphFont" style:family="text">
      <style:text-properties style:font-size-complex="11pt"/>
    </style:style>
    <style:style style:name="P427" style:parent-style-name="Standard" style:family="paragraph">
      <style:paragraph-properties fo:text-align="justify"/>
      <style:text-properties style:font-size-complex="11pt"/>
    </style:style>
    <style:style style:name="P428" style:parent-style-name="Heading2" style:list-style-name="WWNum1" style:family="paragraph"/>
    <style:style style:name="T429" style:parent-style-name="DefaultParagraphFont" style:family="text">
      <style:text-properties fo:font-size="10pt" style:font-size-asian="10pt"/>
    </style:style>
    <style:style style:name="P430" style:parent-style-name="Standard" style:family="paragraph">
      <style:paragraph-properties fo:text-align="justify"/>
    </style:style>
    <style:style style:name="TableColumn432" style:family="table-column">
      <style:table-column-properties style:column-width="2.1256in" style:use-optimal-column-width="false"/>
    </style:style>
    <style:style style:name="TableColumn433" style:family="table-column">
      <style:table-column-properties style:column-width="2.1256in" style:use-optimal-column-width="false"/>
    </style:style>
    <style:style style:name="TableColumn434" style:family="table-column">
      <style:table-column-properties style:column-width="1.4173in" style:use-optimal-column-width="false"/>
    </style:style>
    <style:style style:name="TableColumn435" style:family="table-column">
      <style:table-column-properties style:column-width="1.4173in" style:use-optimal-column-width="false"/>
    </style:style>
    <style:style style:name="Table431" style:family="table">
      <style:table-properties style:width="7.0861in" fo:margin-left="0in" table:align="left"/>
    </style:style>
    <style:style style:name="TableRow436" style:family="table-row">
      <style:table-row-properties style:min-row-height="0.518in" style:use-optimal-row-height="false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</style:style>
    <style:style style:name="TableCell4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</style:style>
    <style:style style:name="TableRow444" style:family="table-row">
      <style:table-row-properties style:min-row-height="0.518in" style:use-optimal-row-height="false"/>
    </style:style>
    <style:style style:name="TableCell4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</style:style>
    <style:style style:name="TableCell4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</style:style>
    <style:style style:name="TableRow452" style:family="table-row">
      <style:table-row-properties style:min-row-height="0.518in" style:use-optimal-row-height="false"/>
    </style:style>
    <style:style style:name="TableCell4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</style:style>
    <style:style style:name="TableCell4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</style:style>
    <style:style style:name="TableRow460" style:family="table-row">
      <style:table-row-properties style:min-row-height="0.518in" style:use-optimal-row-height="false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</style:style>
    <style:style style:name="TableCell4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</style:style>
    <style:style style:name="TableRow468" style:family="table-row">
      <style:table-row-properties style:min-row-height="0.518in" style:use-optimal-row-height="false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</style:style>
    <style:style style:name="TableRow476" style:family="table-row">
      <style:table-row-properties style:min-row-height="0.518in" style:use-optimal-row-height="false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</style:style>
    <style:style style:name="TableCell4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</style:style>
    <style:style style:name="TableCell4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</style:style>
    <style:style style:name="P484" style:parent-style-name="Standard" style:family="paragraph">
      <style:paragraph-properties fo:text-align="justify"/>
    </style:style>
    <style:style style:name="P485" style:parent-style-name="Standard" style:family="paragraph">
      <style:paragraph-properties fo:text-align="justify"/>
    </style:style>
    <style:style style:name="T486" style:parent-style-name="DefaultParagraphFont" style:family="text">
      <style:text-properties fo:font-size="10pt" style:font-size-asian="10pt"/>
    </style:style>
    <style:style style:name="T487" style:parent-style-name="DefaultParagraphFont" style:family="text">
      <style:text-properties fo:font-size="10pt" style:font-size-asian="10pt"/>
    </style:style>
    <style:style style:name="P488" style:parent-style-name="Heading2" style:list-style-name="WWNum1" style:family="paragraph"/>
    <style:style style:name="T489" style:parent-style-name="DefaultParagraphFont" style:family="text">
      <style:text-properties fo:font-size="10pt" style:font-size-asian="10pt"/>
    </style:style>
    <style:style style:name="P490" style:parent-style-name="Standard" style:family="paragraph">
      <style:paragraph-properties fo:text-align="justify"/>
    </style:style>
    <style:style style:name="T491" style:parent-style-name="DefaultParagraphFont" style:family="text">
      <style:text-properties fo:font-size="10pt" style:font-size-asian="10pt" style:font-size-complex="10pt"/>
    </style:style>
    <style:style style:name="T492" style:parent-style-name="DefaultParagraphFont" style:family="text">
      <style:text-properties fo:font-size="10pt" style:font-size-asian="10pt" style:font-size-complex="10pt"/>
    </style:style>
    <style:style style:name="T493" style:parent-style-name="DefaultParagraphFont" style:family="text">
      <style:text-properties fo:font-size="10pt" style:font-size-asian="10pt" style:font-size-complex="10pt"/>
    </style:style>
    <style:style style:name="T494" style:parent-style-name="DefaultParagraphFont" style:family="text">
      <style:text-properties fo:font-size="10pt" style:font-size-asian="10pt" style:font-size-complex="10pt"/>
    </style:style>
    <style:style style:name="P495" style:parent-style-name="Standard" style:family="paragraph">
      <style:paragraph-properties fo:text-align="justify"/>
    </style:style>
    <style:style style:name="T496" style:parent-style-name="DefaultParagraphFont" style:family="text">
      <style:text-properties fo:font-size="10pt" style:font-size-asian="10pt" style:font-size-complex="10pt"/>
    </style:style>
    <style:style style:name="T497" style:parent-style-name="DefaultParagraphFont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4">
            <text:p text:style-name="P12"><draw:frame draw:z-index="10" draw:id="id0" draw:style-name="a0" draw:name="Frame2" text:anchor-type="paragraph" svg:x="-0.01024in" svg:y="-0.15276in" svg:width="7.04792in" svg:height="0.01597in" style:rel-width="scale" style:rel-height="scale"><draw:text-box><table:table table:style-name="Table13"><table:table-columns><table:table-column table:style-name="TableColumn14"/><table:table-column table:style-name="TableColumn15"/></table:table-columns><table:table-row table:style-name="TableRow16"><table:table-cell table:style-name="TableCell17" table:number-columns-spanned="2"><text:p text:style-name="P18"><text:span text:style-name="T19">Plano de Teste</text:span></text:p></table:table-cell><table:covered-table-cell/></table:table-row><table:table-row table:style-name="TableRow20"><table:table-cell table:style-name="TableCell21"><text:p text:style-name="P22"><text:span text:style-name="T23">Título do Projeto:</text:span></text:p><text:p text:style-name="P24"><text:span text:style-name="T25">monkeytype.com</text:span></text:p></table:table-cell><table:table-cell table:style-name="TableCell26"><text:p text:style-name="P27"><text:span text:style-name="T28">Data. Criação:</text:span></text:p><text:p text:style-name="P29"><text:span text:style-name="T30">25/08/23</text:span></text:p></table:table-cell></table:table-row><table:table-row table:style-name="TableRow31"><table:table-cell table:style-name="TableCell32" table:number-columns-spanned="2"><text:p text:style-name="P33"><text:span text:style-name="T34">Responsável:</text:span></text:p><text:p text:style-name="P35"><text:span text:style-name="T36">Jheickson Felipe Sousa Santos</text:span></text:p></table:table-cell><table:covered-table-cell/></table:table-row><table:table-row table:style-name="TableRow37"><table:table-cell table:style-name="TableCell38" table:number-columns-spanned="2"><text:p text:style-name="P39"><text:span text:style-name="T40">Cliente:</text:span></text:p><text:p text:style-name="P41"><text:span text:style-name="T42">Adriano Del Pino Lino</text:span></text:p></table:table-cell><table:covered-table-cell/></table:table-row></table:table><text:p text:style-name="Normal"/></draw:text-box><svg:title/><svg:desc/></draw:frame><text:span text:style-name="T43">Versões e Revisões deste documento</text:span>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<text:span text:style-name="T47">Data</text:span></text:p>
          </table:table-cell>
          <table:table-cell table:style-name="TableCell48">
            <text:p text:style-name="P49"><text:span text:style-name="T50">Comentário</text:span></text:p>
          </table:table-cell>
          <table:table-cell table:style-name="TableCell51">
            <text:p text:style-name="P52"><text:span text:style-name="T53">Autor</text:span></text:p>
          </table:table-cell>
          <table:table-cell table:style-name="TableCell54">
            <text:p text:style-name="P55"><text:span text:style-name="T56">Versão</text:span></text:p>
          </table:table-cell>
        </table:table-row>
        <table:table-row table:style-name="TableRow57">
          <table:table-cell table:style-name="TableCell58">
            <text:p text:style-name="P59">25/08/23</text:p>
          </table:table-cell>
          <table:table-cell table:style-name="TableCell60">
            <text:p text:style-name="P61">Versão inicial do documento</text:p>
          </table:table-cell>
          <table:table-cell table:style-name="TableCell62">
            <text:p text:style-name="P63">Jheickson</text:p>
          </table:table-cell>
          <table:table-cell table:style-name="TableCell64">
            <text:p text:style-name="P65">1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</table:table>
      <text:list text:style-name="WWNum1" text:continue-numbering="true">
        <text:list-item>
          <text:list>
            <text:list-item>
              <text:p text:style-name="P84"><text:span text:style-name="T85">Objetivos do sistema</text:span></text:p>
            </text:list-item>
          </text:list>
        </text:list-item>
      </text:list>
      <text:p text:style-name="P86"><text:a xlink:href="http://monkeytype.com/" office:target-frame-name="_top" xlink:show="replace">Monkeytype</text:a><text:span text:style-name="T87"><text:s/>é um site que tenta emular uma experiência de digitação natural durante um teste de digitação. O site pode ser utilizado com objetivo recreativo, competitivo ou como exercício.</text:span></text:p>
      <text:p text:style-name="P88"><text:span text:style-name="T89">Ele exibe um texto aleatório de acordo com as preferências do usuário e dá fee</text:span><text:span text:style-name="T90">dback em tempo real sobre erros, velocidade e precisão.</text:span></text:p>
      <text:list text:style-name="WWNum1" text:continue-numbering="true">
        <text:list-item>
          <text:list>
            <text:list-item>
              <text:p text:style-name="P91"><text:span text:style-name="T92">Descrição do sistema</text:span></text:p>
            </text:list-item>
          </text:list>
        </text:list-item>
      </text:list>
      <text:p text:style-name="P93"><text:span text:style-name="T94">A principal função do site é o teste de digitação, onde serão exibidas palavras aleatórias conforme as configurações do usuário.</text:span></text:p>
      <text:p text:style-name="P95"><text:span text:style-name="T96">Ao terminar o teste de digitação, um relatório com</text:span><text:span text:style-name="T97"><text:s/>as métricas de performance será exibido. Este relatório fica armazenado no perfil do usuário para futuras comparações.</text:span></text:p>
      <text:p text:style-name="P98"><text:span text:style-name="T99">Existe um<text:s/></text:span><text:span text:style-name="T100">leaderboard</text:span><text:span text:style-name="T101"><text:s/>onde os usuários podem comparar os seus resultados com outras pessoas nas modalidades de<text:s/></text:span><text:span text:style-name="T102">All-Time</text:span><text:span text:style-name="T103"><text:s/>e<text:s/></text:span><text:span text:style-name="T104">Daily</text:span><text:span text:style-name="T105">. A modal</text:span><text:span text:style-name="T106">idade<text:s/></text:span><text:span text:style-name="T107">All-Time</text:span><text:span text:style-name="T108"><text:s/>só registra os testes feitos em inglês, já na<text:s/></text:span><text:span text:style-name="T109">Daily</text:span><text:span text:style-name="T110"><text:s/>é possível verificar os recordes na prinipais línguas.</text:span></text:p>
      <text:list text:style-name="WWNum1" text:continue-numbering="true">
        <text:list-item>
          <text:list>
            <text:list-item>
              <text:p text:style-name="P111"><text:span text:style-name="T112">Requisitos iniciais</text:span></text:p>
            </text:list-item>
          </text:list>
        </text:list-item>
      </text:list>
      <text:p text:style-name="P113"><text:span text:style-name="T114">Sistema de contas de usuário.</text:span></text:p>
      <text:p text:style-name="P115"><text:span text:style-name="T116">Armazenamento das preferências com a conta de usuário.</text:span></text:p>
      <text:p text:style-name="P117"><text:span text:style-name="T118">Teste de digitação de<text:s/></text:span><text:span text:style-name="T119">acordo com as configurações definidas pelo usuário.</text:span></text:p>
      <text:p text:style-name="P120"><text:span text:style-name="T121">Gerar relatório ao final de um teste.</text:span></text:p>
      <text:p text:style-name="P122"><text:span text:style-name="T123">Ver relatórios de testes anteriores.</text:span></text:p>
      <text:p text:style-name="P124"><text:span text:style-name="T125">Alterar as configurações do teste.</text:span></text:p>
      <text:p text:style-name="P126"/>
      <text:list text:style-name="WWNum1" text:continue-numbering="true">
        <text:list-item>
          <text:list>
            <text:list-item>
              <text:p text:style-name="P127"><text:span text:style-name="T128">Usuário do sistema</text:span></text:p>
            </text:list-item>
          </text:list>
        </text:list-item>
      </text:list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Tipo</text:span></text:p>
          </table:table-cell>
          <table:table-cell table:style-name="TableCell137">
            <text:p text:style-name="P138"><text:span text:style-name="T139">Descrição</text:span></text:p>
          </table:table-cell>
          <table:table-cell table:style-name="TableCell140">
            <text:p text:style-name="P141"><text:span text:style-name="T142">Atividades previstas no sistema</text:span></text:p>
          </table:table-cell>
        </table:table-row>
        <table:table-row table:style-name="TableRow143">
          <table:table-cell table:style-name="TableCell144">
            <text:p text:style-name="P145"><text:span text:style-name="T146">Usuário não-cadastrado</text:span></text:p>
          </table:table-cell>
          <table:table-cell table:style-name="TableCell147">
            <text:p text:style-name="P148"><text:span text:style-name="T149">Usu</text:span><text:span text:style-name="T150">ário que não está logado no sistema. Tem acesso às funcionalidades básicas do sistema, porém as suas configurações só ficam armazenadas no cache do navegador.</text:span></text:p>
          </table:table-cell>
          <table:table-cell table:style-name="TableCell151">
            <text:p text:style-name="P152"><text:span text:style-name="T153">Realizar teste de digitação.</text:span></text:p>
            <text:p text:style-name="P154"><text:span text:style-name="T155">Alterar configurações do teste.</text:span></text:p>
            <text:p text:style-name="P156"><text:span text:style-name="T157">Verificar a leaderboard.</text:span></text:p>
            <text:p text:style-name="P158"><text:span text:style-name="T159">Verificar perfis de outros usuários.</text:span></text:p>
          </table:table-cell>
        </table:table-row>
      </table:table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<text:span text:style-name="T168">Tipo</text:span></text:p>
          </table:table-cell>
          <table:table-cell table:style-name="TableCell169">
            <text:p text:style-name="P170"><text:span text:style-name="T171">Descrição</text:span></text:p>
          </table:table-cell>
          <table:table-cell table:style-name="TableCell172">
            <text:p text:style-name="P173"><text:span text:style-name="T174">Atividades previstas no sistema</text:span></text:p>
          </table:table-cell>
        </table:table-row>
        <table:table-row table:style-name="TableRow175">
          <table:table-cell table:style-name="TableCell176">
            <text:p text:style-name="InfoBlue"/>
            <text:p text:style-name="P177">Usuário cadastrado</text:p>
          </table:table-cell>
          <table:table-cell table:style-name="TableCell178">
            <text:p text:style-name="P179"><text:span text:style-name="T180">Usuário que está logado no sistema. Tem acesso à todas funcionalidades do sistema (Exceto as administrativas)</text:span></text:p>
          </table:table-cell>
          <table:table-cell table:style-name="TableCell181">
            <text:p text:style-name="P182"><text:span text:style-name="T183">Realizar teste de digitação.</text:span></text:p>
            <text:p text:style-name="P184"><text:span text:style-name="T185">V</text:span><text:span text:style-name="T186">erificar histórico de testes.</text:span></text:p>
            <text:p text:style-name="P187"><text:span text:style-name="T188">Exportar histórico para .csv</text:span></text:p>
            <text:p text:style-name="P189"><text:span text:style-name="T190">Alterar configurações do teste.</text:span></text:p>
            <text:p text:style-name="P191"><text:span text:style-name="T192">Verificar a leaderboard.</text:span></text:p>
            <text:p text:style-name="P193"><text:span text:style-name="T194">Verificar perfis de outros usuários.</text:span></text:p>
            <text:p text:style-name="P195"><text:span text:style-name="T196">Sincronizar configurações em outros dispositivos.</text:span></text:p>
            <text:p text:style-name="P197"><text:span text:style-name="T198">Participar da leaderboard.</text:span></text:p>
          </table:table-cell>
        </table:table-row>
      </table:table>
      <text:list text:style-name="WWNum1" text:continue-numbering="true">
        <text:list-item>
          <text:list>
            <text:list-item>
              <text:p text:style-name="P199"><text:span text:style-name="T200">Tipos de teste e<text:s/></text:span><text:span text:style-name="T201">critérios de aceitação do sistema</text:span></text:p>
            </text:list-item>
          </text:list>
        </text:list-item>
      </text:list>
      <text:p text:style-name="P202"><text:span text:style-name="T203">Teste de Digitação:</text:span><text:span text:style-name="T204"><text:s/>Caso o usuário consiga iniciar e terminar o teste sem problemas, o teste será considerado aceito.</text:span></text:p>
      <text:p text:style-name="P205"><text:span text:style-name="T206">Teste de Alterar Configurações:</text:span><text:span text:style-name="T207"><text:s/>Caso o usuário consiga alterar as configurações do teste de digitação,<text:s/></text:span><text:span text:style-name="T208">o teste será considerado aceito.</text:span></text:p>
      <text:p text:style-name="P209"><text:span text:style-name="T210">Teste de Leaderboard e Perfil de terceiro:</text:span><text:span text:style-name="T211"><text:s/>Caso o usuário consiga verificar a leaderboard e verificar o perfil de outra pessoa, o teste será considerado aceito.</text:span></text:p>
      <text:p text:style-name="P212"><text:span text:style-name="T213">Teste de Histórico de testes:</text:span><text:span text:style-name="T214"><text:s/>Caso o usuário consiga verificar</text:span><text:span text:style-name="T215"><text:s/>os próprios resultados anteriores, o teste será considerado aceito.</text:span></text:p>
      <text:p text:style-name="P216"><text:span text:style-name="T217">Teste de exportação para .csv:<text:s/></text:span>Caso o usuário logado consiga exportar os seus resultados anteriores para um arquivo .csv, o teste será considerado aceito.</text:p>
      <text:p text:style-name="P218"/>
      <text:list text:style-name="WWNum1" text:continue-numbering="true">
        <text:list-item>
          <text:list>
            <text:list-item>
              <text:p text:style-name="P219"><text:span text:style-name="T220">Teste de funcionalidade 1</text:span></text:p>
            </text:list-item>
          </text:list>
        </text:list-item>
      </text:list>
      <text:p text:style-name="P221"><text:span text:style-name="T222">Teste</text:span><text:span text:style-name="T223"><text:s/>de Digitação</text:span></text:p>
      <text:list text:style-name="WWNum1" text:continue-numbering="true">
        <text:list-item>
          <text:list>
            <text:list-item>
              <text:list>
                <text:list-item>
                  <text:p text:style-name="P224">Plano</text:p>
                </text:list-item>
              </text:list>
            </text:list-item>
          </text:list>
        </text:list-item>
      </text:list>
      <text:p text:style-name="P225"><text:span text:style-name="T226">Iniciar um teste de digitação, completá-lo e verificar se tudo ocorreu como esperado</text:span></text:p>
      <text:p text:style-name="P227"><text:span text:style-name="T228">Recursos necessários: Acesso à internet, computador, teclado.</text:span></text:p>
      <text:p text:style-name="P229"><text:span text:style-name="T230">Número de testadores: 1 testador</text:span></text:p>
      <text:list text:style-name="WWNum1" text:continue-numbering="true">
        <text:list-item>
          <text:list>
            <text:list-item>
              <text:list>
                <text:list-item>
                  <text:p text:style-name="P231">Projeto</text:p>
                </text:list-item>
              </text:list>
            </text:list-item>
          </text:list>
        </text:list-item>
      </text:list>
      <text:p text:style-name="P232"><text:span text:style-name="T233">Verificar a funcionalidade do teste de digitaçã</text:span><text:span text:style-name="T234">o sem utilizar uma conta cadastrada.</text:span></text:p>
      <text:list text:style-name="WWNum1" text:continue-numbering="true">
        <text:list-item>
          <text:list>
            <text:list-item>
              <text:list>
                <text:list-item>
                  <text:p text:style-name="P235">Execução e resultados</text:p>
                </text:list-item>
              </text:list>
            </text:list-item>
          </text:list>
        </text:list-item>
      </text:list>
      <text:p text:style-name="Standard">Passos:</text:p>
      <text:p text:style-name="P236"><text:span text:style-name="T237">1. Acessar a página inicial do site (</text:span><text:a xlink:href="http://monkeytype.com/" office:target-frame-name="_top" xlink:show="replace"><text:span text:style-name="T238">monkeytype.com</text:span></text:a><text:span text:style-name="T239">)</text:span></text:p>
      <text:p text:style-name="P240"><text:span text:style-name="T241">2. Clicar no texto exibido na tela para focar no campo de digitação (Caso não já esteja<text:s/></text:span><text:span text:style-name="T242">focado)</text:span></text:p>
      <text:p text:style-name="P243"><text:span text:style-name="T244">3. Pressionar as teclas conforme são exibidas</text:span></text:p>
      <text:p text:style-name="P245"><text:span text:style-name="T246">4. Caso ao final do teste o relatório seja exibido sem erros, o teste foi concluído com sucesso</text:span></text:p>
      <text:p text:style-name="P247"/>
      <text:p text:style-name="P248"><text:span text:style-name="T249">Resultados: Após executar o teste 3 vezes, seguindo os passos de teste, nenhum erro ocorreu. Então foi co</text:span><text:span text:style-name="T250">ncluído com sucesso.</text:span></text:p>
      <text:p text:style-name="P251"/>
      <text:list text:style-name="WWNum1" text:continue-numbering="true">
        <text:list-item>
          <text:list>
            <text:list-item>
              <text:p text:style-name="P252"><text:span text:style-name="T253">Teste de funcionalidade 2</text:span></text:p>
            </text:list-item>
          </text:list>
        </text:list-item>
      </text:list>
      <text:p text:style-name="P254"><text:span text:style-name="T255">Teste de Alterar Configurações</text:span></text:p>
      <text:list text:style-name="WWNum1" text:continue-numbering="true">
        <text:list-item>
          <text:list>
            <text:list-item>
              <text:list>
                <text:list-item>
                  <text:p text:style-name="P256">Plano</text:p>
                </text:list-item>
              </text:list>
            </text:list-item>
          </text:list>
        </text:list-item>
      </text:list>
      <text:p text:style-name="P257"><text:span text:style-name="T258">Alterar as configurações do teste de digitação e realizar um teste.</text:span></text:p>
      <text:p text:style-name="P259"><text:span text:style-name="T260">Recursos necessários: Acesso à internet, computador, teclado.</text:span></text:p>
      <text:p text:style-name="P261"><text:span text:style-name="T262">Número de testadores: 1 testador</text:span></text:p>
      <text:soft-page-break/>
      <text:list text:style-name="WWNum1" text:continue-numbering="true">
        <text:list-item>
          <text:list>
            <text:list-item>
              <text:list>
                <text:list-item>
                  <text:p text:style-name="P263">Projeto</text:p>
                </text:list-item>
              </text:list>
            </text:list-item>
          </text:list>
        </text:list-item>
      </text:list>
      <text:p text:style-name="P264"><text:span text:style-name="T265">Verificar a funcionalidade do teste de digitação com as configurações diferentes.</text:span></text:p>
      <text:list text:style-name="WWNum1" text:continue-numbering="true">
        <text:list-item>
          <text:list>
            <text:list-item>
              <text:list>
                <text:list-item>
                  <text:p text:style-name="P266">Execução e resultados</text:p>
                </text:list-item>
              </text:list>
            </text:list-item>
          </text:list>
        </text:list-item>
      </text:list>
      <text:p text:style-name="Standard">Passos:</text:p>
      <text:p text:style-name="P267"><text:span text:style-name="T268">1. Acessar a página inicial do site (</text:span><text:a xlink:href="http://monkeytype.com/" office:target-frame-name="_top" xlink:show="replace"><text:span text:style-name="T269">monkeytype.com</text:span></text:a><text:span text:style-name="T270">)</text:span></text:p>
      <text:p text:style-name="P271"><text:span text:style-name="T272">2. Alterar alguma das configurações do teste de di</text:span><text:span text:style-name="T273">gitação (Ex: Língua, tema, tipo de teste, etc)</text:span></text:p>
      <text:p text:style-name="P274"><text:span text:style-name="T275">3. Clicar no texto exibido na tela para focar no campo de digitação (Caso não já esteja focado)</text:span></text:p>
      <text:p text:style-name="P276"><text:span text:style-name="T277">4. Pressionar as teclas conforme são exibidas</text:span></text:p>
      <text:p text:style-name="P278"><text:span text:style-name="T279">5. Caso ao final do teste o relatório seja exibido sem erros, o tes</text:span><text:span text:style-name="T280">te foi concluído com sucesso</text:span></text:p>
      <text:p text:style-name="P281"/>
      <text:p text:style-name="P282"><text:span text:style-name="T283">Resultados: Após executar o teste 3 vezes, seguindo os passos de teste, nenhum erro ocorreu. Então foi concluído com sucesso.</text:span></text:p>
      <text:p text:style-name="P284"/>
      <text:list text:style-name="WWNum1" text:continue-numbering="true">
        <text:list-item>
          <text:list>
            <text:list-item>
              <text:p text:style-name="P285"><text:span text:style-name="T286">Teste de funcionalidade 3</text:span></text:p>
            </text:list-item>
          </text:list>
        </text:list-item>
      </text:list>
      <text:p text:style-name="P287"><text:span text:style-name="T288">Teste de Leaderboard e Perfil de terceiro</text:span></text:p>
      <text:list text:style-name="WWNum1" text:continue-numbering="true">
        <text:list-item>
          <text:list>
            <text:list-item>
              <text:list>
                <text:list-item>
                  <text:p text:style-name="P289">Plano</text:p>
                </text:list-item>
              </text:list>
            </text:list-item>
          </text:list>
        </text:list-item>
      </text:list>
      <text:p text:style-name="P290"><text:span text:style-name="T291">Abrir a tela de<text:s/></text:span><text:span text:style-name="T292">leaderboard e clicar em um perfil aleatório.</text:span></text:p>
      <text:p text:style-name="P293"><text:span text:style-name="T294">Recursos necessários: Acesso à internet, computador, teclado.</text:span></text:p>
      <text:p text:style-name="P295"><text:span text:style-name="T296">Número de testadores: 1 testador</text:span></text:p>
      <text:list text:style-name="WWNum1" text:continue-numbering="true">
        <text:list-item>
          <text:list>
            <text:list-item>
              <text:list>
                <text:list-item>
                  <text:p text:style-name="P297">Projeto</text:p>
                </text:list-item>
              </text:list>
            </text:list-item>
          </text:list>
        </text:list-item>
      </text:list>
      <text:p text:style-name="P298"><text:span text:style-name="T299">Verificar a funcionalidade da leaderboard e a visualização de outros perfis.</text:span></text:p>
      <text:list text:style-name="WWNum1" text:continue-numbering="true">
        <text:list-item>
          <text:list>
            <text:list-item>
              <text:list>
                <text:list-item>
                  <text:p text:style-name="P300">Execução e resultados</text:p>
                </text:list-item>
              </text:list>
            </text:list-item>
          </text:list>
        </text:list-item>
      </text:list>
      <text:p text:style-name="Standard">Passos:</text:p>
      <text:p text:style-name="P301"><text:span text:style-name="T302">1</text:span><text:span text:style-name="T303">. Acessar a página inicial do site (</text:span><text:a xlink:href="http://monkeytype.com/" office:target-frame-name="_top" xlink:show="replace"><text:span text:style-name="T304">monkeytype.com</text:span></text:a><text:span text:style-name="T305">)</text:span></text:p>
      <text:p text:style-name="P306"><text:span text:style-name="T307">2. Clicar no link para a leaderboard (Coroa no canto superior esquerdo)</text:span></text:p>
      <text:p text:style-name="P308"><text:span text:style-name="T309">3. Checar a leaderboard<text:s/></text:span><text:span text:style-name="T310">all-time</text:span><text:span text:style-name="T311"><text:s/>e<text:s/></text:span><text:span text:style-name="T312">daily</text:span></text:p>
      <text:p text:style-name="P313">4. Clicar em um dos perfis</text:p>
      <text:p text:style-name="P314">5. Caso a leaderboard e<text:s/>o perfil forem exibidos sem problemas, o teste foi concluído com sucesso</text:p>
      <text:p text:style-name="P315"/>
      <text:p text:style-name="P316">Resultados: Após executar o teste 3 vezes, seguindo os passos de teste, nenhum erro ocorreu. Então foi concluído com sucesso.</text:p>
      <text:p text:style-name="P317"/>
      <text:list text:style-name="WWNum1" text:continue-numbering="true">
        <text:list-item>
          <text:list>
            <text:list-item>
              <text:p text:style-name="P318"><text:span text:style-name="T319">Teste de funcionalidade 4</text:span></text:p>
            </text:list-item>
          </text:list>
        </text:list-item>
      </text:list>
      <text:p text:style-name="P320"><text:span text:style-name="T321">Teste de Histórico de t</text:span><text:span text:style-name="T322">estes</text:span></text:p>
      <text:list text:style-name="WWNum1" text:continue-numbering="true">
        <text:list-item>
          <text:list>
            <text:list-item>
              <text:list>
                <text:list-item>
                  <text:p text:style-name="P323">Plano</text:p>
                </text:list-item>
              </text:list>
            </text:list-item>
          </text:list>
        </text:list-item>
      </text:list>
      <text:p text:style-name="P324"><text:span text:style-name="T325">Abrir o relatório de um teste anterior em uma conta logada que possui histórico.</text:span></text:p>
      <text:p text:style-name="P326"><text:span text:style-name="T327">Recursos necessários: Acesso à internet, computador, teclado, conta registrada no site com pelo menos 1 teste registrado.</text:span></text:p>
      <text:p text:style-name="P328"><text:span text:style-name="T329">Número de testadores: 1 testador</text:span></text:p>
      <text:list text:style-name="WWNum1" text:continue-numbering="true">
        <text:list-item>
          <text:list>
            <text:list-item>
              <text:list>
                <text:list-item>
                  <text:p text:style-name="P330">Projeto</text:p>
                </text:list-item>
              </text:list>
            </text:list-item>
          </text:list>
        </text:list-item>
      </text:list>
      <text:p text:style-name="P331"><text:span text:style-name="T332">Verificar a funcionalidade do histórico de relatórios.</text:span></text:p>
      <text:list text:style-name="WWNum1" text:continue-numbering="true">
        <text:list-item>
          <text:list>
            <text:list-item>
              <text:list>
                <text:list-item>
                  <text:p text:style-name="P333">Execução e resultados</text:p>
                </text:list-item>
              </text:list>
            </text:list-item>
          </text:list>
        </text:list-item>
      </text:list>
      <text:p text:style-name="Standard">Passos:</text:p>
      <text:p text:style-name="P334"><text:span text:style-name="T335">1. Acessar a página inicial do site (</text:span><text:a xlink:href="http://monkeytype.com/" office:target-frame-name="_top" xlink:show="replace"><text:span text:style-name="T336">monkeytype.com</text:span></text:a><text:span text:style-name="T337">)</text:span></text:p>
      <text:p text:style-name="P338"><text:span text:style-name="T339">2. Logar com uma conta que possui pelo menos 1 teste de digitação salvo</text:span></text:p>
      <text:p text:style-name="P340"><text:span text:style-name="T341">3.<text:s/></text:span><text:span text:style-name="T342">Rolar até a parte de baixo da página e verificar se os testes anteriores são exibidos sem problemas</text:span></text:p>
      <text:p text:style-name="P343"><text:span text:style-name="T344">4. Caso os testes anteriores forem exibidos sem problemas, o teste foi concluído com sucesso.</text:span></text:p>
      <text:p text:style-name="P345"/>
      <text:soft-page-break/>
      <text:p text:style-name="P346"><text:span text:style-name="T347">Resultados: Após executar o teste 3 vezes, seguindo os passos</text:span><text:span text:style-name="T348"><text:s/>de teste, nenhum erro ocorreu. Então foi concluído com sucesso.</text:span></text:p>
      <text:p text:style-name="P349"/>
      <text:list text:style-name="WWNum1" text:continue-numbering="true">
        <text:list-item>
          <text:list>
            <text:list-item>
              <text:p text:style-name="P350"><text:span text:style-name="T351">Teste de funcionalidade 5</text:span></text:p>
            </text:list-item>
          </text:list>
        </text:list-item>
      </text:list>
      <text:p text:style-name="P352">Teste de exportação para .csv</text:p>
      <text:list text:style-name="WWNum1" text:continue-numbering="true">
        <text:list-item>
          <text:list>
            <text:list-item>
              <text:list>
                <text:list-item>
                  <text:p text:style-name="P353">Plano</text:p>
                </text:list-item>
              </text:list>
            </text:list-item>
          </text:list>
        </text:list-item>
      </text:list>
      <text:p text:style-name="P354"><text:span text:style-name="T355">Exportar os resultados anteriores para um arquivo .csv.</text:span></text:p>
      <text:p text:style-name="P356"><text:span text:style-name="T357">Recursos necessários: Acesso à internet, computador, teclado, conta reg</text:span><text:span text:style-name="T358">istrada no site com pelo menos 1 teste registrado.</text:span></text:p>
      <text:p text:style-name="P359"><text:span text:style-name="T360">Número de testadores: 1 testador</text:span></text:p>
      <text:list text:style-name="WWNum1" text:continue-numbering="true">
        <text:list-item>
          <text:list>
            <text:list-item>
              <text:list>
                <text:list-item>
                  <text:p text:style-name="P361">Projeto</text:p>
                </text:list-item>
              </text:list>
            </text:list-item>
          </text:list>
        </text:list-item>
      </text:list>
      <text:p text:style-name="P362"><text:span text:style-name="T363">Verificar a funcionalidade de exportação do histórico de relatórios.</text:span></text:p>
      <text:list text:style-name="WWNum1" text:continue-numbering="true">
        <text:list-item>
          <text:list>
            <text:list-item>
              <text:list>
                <text:list-item>
                  <text:p text:style-name="P364">Execução e resultados</text:p>
                </text:list-item>
              </text:list>
            </text:list-item>
          </text:list>
        </text:list-item>
      </text:list>
      <text:p text:style-name="Standard">Passos:</text:p>
      <text:p text:style-name="P365"><text:span text:style-name="T366">1. Acessar a página inicial do site (</text:span><text:a xlink:href="http://monkeytype.com/" office:target-frame-name="_top" xlink:show="replace"><text:span text:style-name="T367">monkeytype.com</text:span></text:a><text:span text:style-name="T368">)</text:span></text:p>
      <text:p text:style-name="P369"><text:span text:style-name="T370">2. Logar com uma conta que possui pelo menos 1 teste de digitação salvo</text:span></text:p>
      <text:p text:style-name="P371"><text:span text:style-name="T372">3. Rolar até a parte de baixo da página e clicar no botão “ Export CSV”</text:span></text:p>
      <text:p text:style-name="P373"><text:span text:style-name="T374">4. Salve o arquivo localmente e verifique se foi exportado corretamente</text:span></text:p>
      <text:p text:style-name="P375"><text:span text:style-name="T376">5. Caso os t</text:span><text:span text:style-name="T377">estes anteriores forem exibidos sem problemas, o teste foi concluído com sucesso.</text:span></text:p>
      <text:p text:style-name="P378"/>
      <text:p text:style-name="P379"><text:span text:style-name="T380">Resultados: Após executar o teste 3 vezes, seguindo os passos de teste, nenhum erro ocorreu. Então foi concluído com sucesso.</text:span></text:p>
      <text:p text:style-name="P381"/>
      <text:list text:style-name="WWNum1" text:continue-numbering="true">
        <text:list-item>
          <text:list>
            <text:list-item>
              <text:p text:style-name="P382"><text:span text:style-name="T383">Teste de usabilidade</text:span></text:p>
            </text:list-item>
          </text:list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84">Plano</text:p>
                </text:list-item>
              </text:list>
            </text:list-item>
          </text:list>
        </text:list-item>
      </text:list>
      <text:h text:style-name="P385" text:outline-level="9">Este teste de usabilidade irá identificar a eficiência e facilidade que um usuário teria de navegar no site, utilizar as funcionalidades de customização e configuração e realizar a principal função do site, os testes de digitação. As avaliações deste teste serão: Facilidade de uso do teste de digitação, facilidade de customizar o site, facilidade de customizar as preferências do teste de digitação, facilidade de acessar os históricos de testes de digitação.</text:h>
      <text:h text:style-name="P386" text:outline-level="9">O System Usability Scale (SUS), que em português significa "Escala de Usabilidade do Sistema", é uma ferramenta de avaliação amplamente utilizada para medir a usabilidade de sistemas, produtos ou serviços. Ela consiste em um questionário composto por dez perguntas simples, projetadas para avaliar a experiência do usuário em relação à facilidade de uso de um sistema específico. Cada pergunta é avaliada em uma escala de concordância de cinco pontos, variando desde "Discordo Fortemente" até "Concordo Fortemente". As respostas são pontuadas e somadas, resultando em uma pontuação de usabilidade que pode variar de 0 a 100. Quanto maior a pontuação, melhor a usabilidade percebida pelo usuário. O SUS é uma ferramenta valiosa para identificar áreas de melhoria na interface do usuário e orientar aprimoramentos no design e na funcionalidade de um sistema.</text:h>
      <text:list text:style-name="WWNum1" text:continue-numbering="true">
        <text:list-item>
          <text:list>
            <text:list-item>
              <text:list>
                <text:list-item>
                  <text:p text:style-name="P387">Projeto</text:p>
                </text:list-item>
              </text:list>
            </text:list-item>
          </text:list>
        </text:list-item>
      </text:list>
      <text:p text:style-name="P388">O teste de usabilidade levará em conta alguns pontos críticos em relação a facilidade do usuário<text:s/>navegar e utilizar as principais funcionalidades, tais como:</text:p>
      <text:list text:style-name="LFO14" text:continue-numbering="true">
        <text:list-item>
          <text:p text:style-name="P389">Facilidade em iniciar um teste de digitação</text:p>
        </text:list-item>
        <text:list-item>
          <text:p text:style-name="P390">Facilidade em alterar as configurações do teste de digitação</text:p>
        </text:list-item>
        <text:list-item>
          <text:p text:style-name="P391">Facilidade em visualizar o histórico de testes de digitação</text:p>
        </text:list-item>
        <text:list-item>
          <text:p text:style-name="P392">Facilidade em<text:s/>exportar o histórico para .csv</text:p>
        </text:list-item>
        <text:list-item>
          <text:p text:style-name="P393">Facilidade em customizar a interface</text:p>
        </text:list-item>
      </text:list>
      <text:p text:style-name="P394"/>
      <text:soft-page-break/>
      <text:list text:style-name="WWNum1" text:continue-numbering="true">
        <text:list-item>
          <text:list>
            <text:list-item>
              <text:list>
                <text:list-item>
                  <text:p text:style-name="P395">Execução e resultados</text:p>
                </text:list-item>
              </text:list>
            </text:list-item>
          </text:list>
        </text:list-item>
      </text:list>
      <text:p text:style-name="P396">O usuário que<text:s/>realizou os testes recebeu uma<text:s/>lista de tarefas, baseadas na lista de funcionalidades principais,<text:s/>que teria<text:s/>de<text:s/>realizar.</text:p>
      <text:p text:style-name="P397">Após a realização das tarefas, o usuário preencheu o questionário SUS, avaliando cada uma das perguntas baseando-se na sua experiência com o software.</text:p>
      <text:p text:style-name="P398"/>
      <text:section text:name="Sect1" text:style-name="S1">
        <text:list text:style-name="LFO15" text:continue-numbering="true">
          <text:list-item>
            <text:p text:style-name="P399">Acho que eu gostaria de utilizar esse software frequentemente<text:tab/><text:tab/><text:tab/>[5]</text:p>
          </text:list-item>
          <text:list-item>
            <text:p text:style-name="P400">Achei o sistema desnecessáriamente complexo<text:s/><text:tab/><text:tab/><text:tab/><text:tab/><text:tab/>[2]</text:p>
          </text:list-item>
          <text:list-item>
            <text:p text:style-name="P401">Achei que o sistema foi fácil de utilizar<text:s/><text:tab/><text:tab/><text:tab/><text:tab/><text:tab/><text:tab/><text:tab/>[4]</text:p>
          </text:list-item>
          <text:list-item>
            <text:p text:style-name="P402">Achei que eu precisaria de suporte técnico para usar<text:s/><text:tab/><text:tab/><text:tab/><text:tab/><text:tab/>[1]</text:p>
          </text:list-item>
          <text:list-item>
            <text:p text:style-name="P403">Achei que as funções do sistema foram bem integradas<text:s/><text:tab/><text:tab/><text:tab/><text:tab/>[5]</text:p>
          </text:list-item>
          <text:list-item>
            <text:p text:style-name="P404">Achei que havia muita inconsistência no sistema<text:s/><text:tab/><text:tab/><text:tab/><text:tab/><text:tab/>[1]</text:p>
          </text:list-item>
          <text:list-item>
            <text:p text:style-name="P405">Acho que a maioria das pessoas aprenderiam a usar o sistema rápidamente<text:s/><text:tab/>[3]</text:p>
          </text:list-item>
          <text:list-item>
            <text:p text:style-name="P406">Achei o sistema muito complicado de usar<text:s/><text:tab/><text:tab/><text:tab/><text:tab/><text:tab/><text:tab/>[2]</text:p>
          </text:list-item>
          <text:list-item>
            <text:p text:style-name="P407">Me senti confiante ao usar o sistema<text:s/><text:tab/><text:tab/><text:tab/><text:tab/><text:tab/><text:tab/><text:tab/>[3]</text:p>
          </text:list-item>
          <text:list-item>
            <text:p text:style-name="P408">Precisei aprender muitas coisas antes de começar a usar esse sistema<text:tab/><text:tab/>[1]</text:p>
          </text:list-item>
        </text:list>
      </text:section>
      <text:section text:name="Sect2" text:style-name="S2">
        <text:p text:style-name="Standard"/>
        <text:p text:style-name="Standard">Para calcular a pontuação do SUS, primeiro some as contribuições de pontuação de cada item. A contribuição da pontuação de cada item varia de 0 a 4. Para os itens 1, 3, 5, 7 e 9, a contribuição da pontuação é a posição na escala menos 1. Para os itens 2,4,6,8 e 10, a contribuição é 5 menos a posição na escala. Multiplique a soma das pontuações por 2,5 para obter o valor geral do SU</text:p>
        <text:p text:style-name="Standard"/>
        <text:p text:style-name="Standard">Resultado na escala SUS:<text:s/>82,5<text:s/>de 100</text:p>
        <text:p text:style-name="Standard"/>
      </text:section>
      <text:section text:name="Sect3" text:style-name="S3">
        <text:p text:style-name="P409">Essa pontuação indica uma usabilidade acima da média e sugere que os testadores perceberam o site como fácil de usar e eficiente em suas interações. A pontuação acima de 80 é geralmente considerada boa, indicando que a maioria dos usuários teve uma experiência positiva ao usar o aplicativo.</text:p>
        <text:p text:style-name="P410"/>
        <text:p text:style-name="P411">A importância da usabilidade no contexto do software fica evidente a partir desses resultados. Uma experiência de usuário bem projetada não apenas aumenta a satisfação dos usuários, mas também pode contribuir para maior eficiência e produtividade. Com base nesses insights, a equipe de desenvolvimento do "monkeytype.com" pode considerar continuar refinando a interface do usuário, aproveitando os aspectos positivos identificados nos testes e abordando quaisquer preocupações específicas levantadas pelos testadores. Esse ciclo de melhoria contínua, alimentado pelas avaliações de usabilidade, é fundamental para garantir que o software evolua de maneira a atender às expectativas e necessidades em constante mudança dos usuários.</text:p>
        <text:p text:style-name="P412"/>
        <text:list text:style-name="WWNum1" text:continue-numbering="true">
          <text:list-item>
            <text:list>
              <text:list-item>
                <text:p text:style-name="P413"><text:span text:style-name="T414">Teste de desempenho</text:span></text:p>
              </text:list-item>
            </text:list>
          </text:list-item>
        </text:list>
        <text:p text:style-name="P415"><text:span text:style-name="T416">[Definir o teste de desempenho]</text:span></text:p>
        <text:list text:style-name="WWNum1" text:continue-numbering="true">
          <text:list-item>
            <text:list>
              <text:list-item>
                <text:list>
                  <text:list-item>
                    <text:p text:style-name="P417">Plano</text:p>
                  </text:list-item>
                </text:list>
              </text:list-item>
            </text:list>
          </text:list-item>
        </text:list>
        <text:p text:style-name="P418"><text:span text:style-name="T419">[Definir plano de teste]</text:span></text:p>
        <text:list text:style-name="WWNum1" text:continue-numbering="true">
          <text:list-item>
            <text:list>
              <text:list-item>
                <text:list>
                  <text:list-item>
                    <text:p text:style-name="P420">Projeto</text:p>
                  </text:list-item>
                </text:list>
              </text:list-item>
            </text:list>
          </text:list-item>
        </text:list>
        <text:p text:style-name="P421"><text:span text:style-name="T422">[Definir plano do<text:s/></text:span><text:span text:style-name="T423">projeto]</text:span></text:p>
        <text:list text:style-name="WWNum1" text:continue-numbering="true">
          <text:list-item>
            <text:list>
              <text:list-item>
                <text:list>
                  <text:list-item>
                    <text:p text:style-name="P424">Execução e resultados</text:p>
                  </text:list-item>
                </text:list>
              </text:list-item>
            </text:list>
          </text:list-item>
        </text:list>
        <text:p text:style-name="P425"><text:span text:style-name="T426">[Executar, registrar, analisar e apresentar resultados]</text:span></text:p>
        <text:p text:style-name="P427"/>
        <text:list text:style-name="WWNum1" text:continue-numbering="true">
          <text:list-item>
            <text:list>
              <text:list-item>
                <text:p text:style-name="P428"><text:span text:style-name="T429">Relato de resultados dos testes de Funcionalidade</text:span></text:p>
              </text:list-item>
            </text:list>
          </text:list-item>
        </text:list>
        <text:p text:style-name="P430"/>
        <table:table table:style-name="Table431">
          <table:table-columns>
            <table:table-column table:style-name="TableColumn432"/>
            <table:table-column table:style-name="TableColumn433"/>
            <table:table-column table:style-name="TableColumn434"/>
            <table:table-column table:style-name="TableColumn435"/>
          </table:table-columns>
          <table:table-row table:style-name="TableRow436">
            <table:table-cell table:style-name="TableCell437">
              <text:p text:style-name="TableContents"/>
            </table:table-cell>
            <table:table-cell table:style-name="TableCell438">
              <text:p text:style-name="P439">Teste #1</text:p>
            </table:table-cell>
            <table:table-cell table:style-name="TableCell440">
              <text:p text:style-name="P441">Teste #2</text:p>
            </table:table-cell>
            <table:table-cell table:style-name="TableCell442">
              <text:p text:style-name="P443">Teste #3</text:p>
            </table:table-cell>
          </table:table-row>
          <text:soft-page-break/>
          <table:table-row table:style-name="TableRow444">
            <table:table-cell table:style-name="TableCell445">
              <text:p text:style-name="TableContents">Digitação</text:p>
            </table:table-cell>
            <table:table-cell table:style-name="TableCell446">
              <text:p text:style-name="P447">Passou</text:p>
            </table:table-cell>
            <table:table-cell table:style-name="TableCell448">
              <text:p text:style-name="P449">Passou</text:p>
            </table:table-cell>
            <table:table-cell table:style-name="TableCell450">
              <text:p text:style-name="P451">Passou</text:p>
            </table:table-cell>
          </table:table-row>
          <table:table-row table:style-name="TableRow452">
            <table:table-cell table:style-name="TableCell453">
              <text:p text:style-name="TableContents">Alterar Configurações</text:p>
            </table:table-cell>
            <table:table-cell table:style-name="TableCell454">
              <text:p text:style-name="P455">Passou</text:p>
            </table:table-cell>
            <table:table-cell table:style-name="TableCell456">
              <text:p text:style-name="P457">Passou</text:p>
            </table:table-cell>
            <table:table-cell table:style-name="TableCell458">
              <text:p text:style-name="P459">Passou</text:p>
            </table:table-cell>
          </table:table-row>
          <table:table-row table:style-name="TableRow460">
            <table:table-cell table:style-name="TableCell461">
              <text:p text:style-name="TableContents">Leaderboard e Perfil de terceiro</text:p>
            </table:table-cell>
            <table:table-cell table:style-name="TableCell462">
              <text:p text:style-name="P463">Passou</text:p>
            </table:table-cell>
            <table:table-cell table:style-name="TableCell464">
              <text:p text:style-name="P465">Passou</text:p>
            </table:table-cell>
            <table:table-cell table:style-name="TableCell466">
              <text:p text:style-name="P467">Passou</text:p>
            </table:table-cell>
          </table:table-row>
          <table:table-row table:style-name="TableRow468">
            <table:table-cell table:style-name="TableCell469">
              <text:p text:style-name="TableContents">Histórico de Testes</text:p>
            </table:table-cell>
            <table:table-cell table:style-name="TableCell470">
              <text:p text:style-name="P471">Passou</text:p>
            </table:table-cell>
            <table:table-cell table:style-name="TableCell472">
              <text:p text:style-name="P473">Passou</text:p>
            </table:table-cell>
            <table:table-cell table:style-name="TableCell474">
              <text:p text:style-name="P475">Passou</text:p>
            </table:table-cell>
          </table:table-row>
          <table:table-row table:style-name="TableRow476">
            <table:table-cell table:style-name="TableCell477">
              <text:p text:style-name="TableContents">Exportação para .csv</text:p>
            </table:table-cell>
            <table:table-cell table:style-name="TableCell478">
              <text:p text:style-name="P479">Passou</text:p>
            </table:table-cell>
            <table:table-cell table:style-name="TableCell480">
              <text:p text:style-name="P481">Passou</text:p>
            </table:table-cell>
            <table:table-cell table:style-name="TableCell482">
              <text:p text:style-name="P483">Passou</text:p>
            </table:table-cell>
          </table:table-row>
        </table:table>
        <text:p text:style-name="P484"/>
        <text:p text:style-name="P485"><text:span text:style-name="T486">Todos os testes de funcionalidades</text:span><text:span text:style-name="T487"><text:s/>foram executados 3 vezes cada e, dentro dos requisitos de aceitação, nenhum erro foi encontrado.</text:span></text:p>
        <text:list text:style-name="WWNum1" text:continue-numbering="true">
          <text:list-item>
            <text:list>
              <text:list-item>
                <text:p text:style-name="P488"><text:span text:style-name="T489">Discussão e Reflexão</text:span></text:p>
              </text:list-item>
            </text:list>
          </text:list-item>
        </text:list>
        <text:p text:style-name="P490"><text:span text:style-name="T491">Nenhum incidente ou problema foi observado durante os testes. O site<text:s/></text:span><text:a xlink:href="http://monkeytype.com/" office:target-frame-name="_top" xlink:show="replace"><text:span text:style-name="T492">monkeytype</text:span></text:a><text:span text:style-name="T493"><text:s/>funcionou conform</text:span><text:span text:style-name="T494">e o esperado.</text:span></text:p>
        <text:p text:style-name="P495"><text:span text:style-name="T496">O teste de software é crucial para garantir que um programa de computador funcione corretamente e atenda às expectativas. Ao testar o software, identificamos possíveis erros, falhas ou problemas que poderiam prejudicar a experiência do usuári</text:span><text:span text:style-name="T497">o. Isso ajuda a aprimorar a qualidade do software, assegurando que ele seja confiável, seguro e capaz de desempenhar suas funções conforme o planejado, resultando em um produto final mais confiável e eficaz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justify" fo:margin-top="0.25in" fo:margin-bottom="0.0416in"/>
      <style:text-properties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1666in" fo:margin-bottom="0.0416in"/>
      <style:text-properties fo:font-weight="bold" style:font-weight-asian="bold" style:font-weight-complex="bold" fo:font-variant="small-caps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justify" fo:line-height="150%">
        <style:tab-stops>
          <style:tab-stop style:type="left" style:position="4.0159in"/>
        </style:tab-stops>
      </style:paragraph-properties>
      <style:text-properties style:font-name="Verdana" style:font-name-asian="Verdana" style:font-name-complex="Verdana" fo:font-style="italic" style:font-style-asian="italic" fo:color="#000000" fo:font-size="10pt" style:font-size-asian="10pt"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Arial" style:font-name-asian="Arial" style:font-name-complex="Arial" fo:font-size="11pt" style:font-size-asian="11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text-align="center" fo:margin-top="0.2222in">
        <style:tab-stops>
          <style:tab-stop style:type="center" style:position="2.9527in"/>
          <style:tab-stop style:type="right" style:position="5.9055in"/>
        </style:tab-stops>
      </style:paragraph-properties>
      <style:text-properties fo:font-weight="bold" style:font-weight-asian="bold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fo:widows="0" fo:orphans="0" text:number-lines="false"/>
      <style:text-properties style:font-name-asian="HG Mincho Light J" fo:color="#000000" fo:hyphenate="false"/>
    </style:style>
    <style:style style:name="BodyText2" style:display-name="Body Text 2" style:family="paragraph" style:parent-style-name="Standard">
      <style:paragraph-properties fo:text-align="justify"/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BodyText3" style:display-name="Body Text 3" style:family="paragraph" style:parent-style-name="Standard">
      <style:text-properties fo:color="#808080" fo:hyphenate="false"/>
    </style:style>
    <style:style style:name="Footnote" style:display-name="Footnote" style:family="paragraph" style:parent-style-name="Standard">
      <style:paragraph-properties fo:text-align="justify"/>
      <style:text-properties style:font-name="Verdana" style:font-name-asian="Verdana" style:font-name-complex="Verdana" fo:font-size="10pt" style:font-size-asian="10pt" style:font-size-complex="10pt" fo:hyphenate="false"/>
    </style:style>
    <style:style style:name="NormalIndent" style:display-name="Normal Indent" style:family="paragraph" style:parent-style-name="Standard">
      <style:paragraph-properties fo:margin-left="0.4916in">
        <style:tab-stops/>
      </style:paragraph-properties>
      <style:text-properties style:font-name="Times New Roman" style:font-name-asian="Times New Roman" style:font-name-complex="Times New Roman" style:font-size-complex="10pt" fo:language="en" fo:country="US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Textbodyindent" style:display-name="Text body indent" style:family="paragraph" style:parent-style-name="Standard">
      <style:paragraph-properties fo:keep-together="always" style:line-height-at-least="0.1666in" fo:margin-left="1in">
        <style:tab-stops/>
      </style:paragraph-properties>
      <style:text-properties fo:color="#000000" style:font-size-complex="10pt" fo:hyphenate="false"/>
    </style:style>
    <style:style style:name="Title" style:display-name="Title" style:family="paragraph" style:parent-style-name="Standard">
      <style:paragraph-properties fo:background-color="#33738D"/>
      <style:text-properties fo:font-weight="bold" style:font-weight-asian="bold" fo:color="#FFFFFF" fo:font-size="12pt" style:font-size-asian="12pt" fo:hyphenate="false"/>
    </style:style>
    <style:style style:name="CabeçalhodeTabela" style:display-name="Cabeçalho de Tabela" style:family="paragraph" style:parent-style-name="Standard">
      <style:text-properties fo:font-weight="bold" style:font-weight-asian="bold" style:font-weight-complex="bold" fo:font-size="9pt" style:font-size-asian="9pt" fo:hyphenate="false"/>
    </style:style>
    <style:style style:name="xl24" style:display-name="xl24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25" style:display-name="xl25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26" style:display-name="xl26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27" style:display-name="xl27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29" style:display-name="xl29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31" style:display-name="xl31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32" style:display-name="xl32" style:family="paragraph" style:parent-style-name="Standard">
      <style:paragraph-properties fo:border="0.0069in solid #000000" fo:padding="0in" style:shadow="none" fo:text-align="center" style:vertical-align="middle" fo:margin-top="0.1944in" fo:margin-bottom="0.1944in" fo:background-color="#C0C0C0"/>
      <style:text-properties style:font-name-asian="Arial Unicode MS" fo:font-weight="bold" style:font-weight-asian="bold" style:font-weight-complex="bold" fo:font-size="12pt" style:font-size-asian="12pt" fo:hyphenate="false"/>
    </style:style>
    <style:style style:name="xl33" style:display-name="xl33" style:family="paragraph" style:parent-style-name="Standard">
      <style:paragraph-properties fo:border="0.0069in solid #000000" fo:padding="0in" style:shadow="none" fo:text-align="center" style:vertical-align="middle" fo:margin-top="0.1944in" fo:margin-bottom="0.1944in" fo:background-color="#C0C0C0"/>
      <style:text-properties style:font-name-asian="Arial Unicode MS" fo:font-weight="bold" style:font-weight-asian="bold" style:font-weight-complex="bold" fo:font-size="12pt" style:font-size-asian="12pt" fo:hyphenate="false"/>
    </style:style>
    <style:style style:name="xl34" style:display-name="xl34" style:family="paragraph" style:parent-style-name="Standard">
      <style:paragraph-properties fo:border="0.0069in solid #000000" fo:padding="0in" style:shadow="none" fo:text-align="center" style:vertical-align="middle" fo:margin-top="0.1944in" fo:margin-bottom="0.1944in" fo:background-color="#C0C0C0"/>
      <style:text-properties style:font-name-asian="Arial Unicode MS" fo:font-weight="bold" style:font-weight-asian="bold" style:font-weight-complex="bold" fo:font-size="12pt" style:font-size-asian="12pt" fo:hyphenate="false"/>
    </style:style>
    <style:style style:name="xl35" style:display-name="xl35" style:family="paragraph" style:parent-style-name="Standard">
      <style:paragraph-properties fo:border="0.0069in solid #000000" fo:padding="0in" style:shadow="none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36" style:display-name="xl36" style:family="paragraph" style:parent-style-name="Standard">
      <style:paragraph-properties fo:border="0.0069in solid #000000" fo:padding="0in" style:shadow="none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37" style:display-name="xl37" style:family="paragraph" style:parent-style-name="Standard">
      <style:paragraph-properties fo:border="0.0069in solid #000000" fo:padding="0in" style:shadow="none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38" style:display-name="xl38" style:family="paragraph" style:parent-style-name="Standard">
      <style:paragraph-properties fo:border="0.0069in solid #000000" fo:padding="0in" style:shadow="none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39" style:display-name="xl39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40" style:display-name="xl40" style:family="paragraph" style:parent-style-name="Standard">
      <style:paragraph-properties fo:border="0.0069in solid #000000" fo:padding="0in" style:shadow="none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41" style:display-name="xl41" style:family="paragraph" style:parent-style-name="Standard">
      <style:paragraph-properties fo:border="0.0069in solid #000000" fo:padding="0in" style:shadow="none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xl42" style:display-name="xl42" style:family="paragraph" style:parent-style-name="Standard">
      <style:paragraph-properties fo:border="0.0069in solid #000000" fo:padding="0in" style:shadow="none" fo:margin-top="0.1944in" fo:margin-bottom="0.1944in" fo:background-color="#FFFFFF"/>
      <style:text-properties style:font-name="Arial Unicode MS" style:font-name-asian="Arial Unicode MS" style:font-name-complex="Arial Unicode MS" fo:font-size="12pt" style:font-size-asian="12pt" fo:hyphenate="false"/>
    </style:style>
    <style:style style:name="xl28" style:display-name="xl28" style:family="paragraph" style:parent-style-name="Standard">
      <style:paragraph-properties fo:margin-top="0.1944in" fo:margin-bottom="0.1944in"/>
      <style:text-properties style:font-name-asian="Arial Unicode MS" fo:font-size="8pt" style:font-size-asian="8pt" style:font-size-complex="8pt" fo:hyphenate="false"/>
    </style:style>
    <style:style style:name="xl30" style:display-name="xl30" style:family="paragraph" style:parent-style-name="Standard">
      <style:paragraph-properties fo:margin-top="0.1944in" fo:margin-bottom="0.1944in"/>
      <style:text-properties style:font-name-asian="Arial Unicode MS" fo:font-size="8pt" style:font-size-asian="8pt" style:font-size-complex="8pt" fo:hyphenate="false"/>
    </style:style>
    <style:style style:name="InfoBlue" style:display-name="InfoBlue" style:family="paragraph" style:parent-style-name="Standard" style:next-style-name="Textbody" style:auto-update="true">
      <style:paragraph-properties fo:widows="0" fo:orphans="0" fo:text-align="justify" fo:margin-bottom="0.0833in" style:line-height-at-least="0.1666in"/>
      <style:text-properties style:font-name="Century Gothic" style:font-name-asian="Century Gothic" style:font-name-complex="Century Gothic" fo:font-style="italic" style:font-style-asian="italic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FootnoteSymbol" style:display-name="Footnote Symbol" style:family="text" style:parent-style-name="DefaultParagraphFont">
      <style:text-properties style:text-position="super 65%"/>
    </style:style>
    <style:style style:name="Footnoteanchor" style:display-name="Footnote anchor" style:family="text">
      <style:text-properties style:text-position="super 65%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rial" style:font-name-asian="Arial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25in" text:min-label-width="0.125in" text:list-level-position-and-space-mode="label-alignment">
          <style:list-level-label-alignment text:label-followed-by="listtab" fo:margin-left="1.65in" fo:text-indent="-0.125in"/>
        </style:list-level-properties>
      </text:list-level-style-number>
      <text:list-level-style-number text:level="4" style:num-suffix="." style:num-format="1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25in" text:min-label-width="0.125in" text:list-level-position-and-space-mode="label-alignment">
          <style:list-level-label-alignment text:label-followed-by="listtab" fo:margin-left="3.15in" fo:text-indent="-0.125in"/>
        </style:list-level-properties>
      </text:list-level-style-number>
      <text:list-level-style-number text:level="7" style:num-suffix="." style:num-format="1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25in" text:min-label-width="0.125in" text:list-level-position-and-space-mode="label-alignment">
          <style:list-level-label-alignment text:label-followed-by="listtab" fo:margin-left="4.6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972in" fo:margin-left="0.5909in" fo:margin-bottom="0.554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center" fo:margin-right="-0.0097in"/>
    </style:style>
    <style:style style:name="P3" style:parent-style-name="Standard" style:family="paragraph">
      <style:text-properties fo:font-size="10pt" style:font-size-asian="10pt" style:font-size-complex="10pt"/>
    </style:style>
    <style:style style:name="P4" style:parent-style-name="Footer" style:family="paragraph">
      <style:paragraph-properties fo:border-top="none" fo:border-left="none" fo:border-bottom="0.0034in solid #C0C0C0" fo:border-right="none" fo:padding-top="0in" fo:padding-left="0in" fo:padding-bottom="0.0138in" fo:padding-right="0in" style:shadow="none" fo:text-align="end"/>
      <style:text-properties style:font-name="Verdana" fo:font-size="8pt" style:font-size-asian="8pt"/>
    </style:style>
  </office:automatic-styles>
  <office:master-styles>
    <style:master-page style:name="MP0" style:page-layout-name="PL0">
      <style:header>
        <text:p text:style-name="P2"/>
        <text:p text:style-name="P3"/>
      </style:header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ta de Reunião do Projeto Nova MDS da Prodepa</dc:title>
    <meta:initial-creator>Amanda</meta:initial-creator>
    <dc:creator>Felipe Santos</dc:creator>
    <meta:creation-date>2023-08-24T20:53:00Z</meta:creation-date>
    <dc:date>2023-08-30T02:25:00Z</dc:date>
    <meta:print-date>2005-05-23T16:45:00Z</meta:print-date>
    <meta:template xlink:href="Normal.dotm" xlink:type="simple"/>
    <meta:editing-cycles>178</meta:editing-cycles>
    <meta:editing-duration>PT35580S</meta:editing-duration>
    <meta:user-defined meta:name="AppVersion">16.0000</meta:user-defined>
    <meta:user-defined meta:name="Company">FVM Sistemas/Prodepa</meta:user-defined>
    <meta:document-statistic meta:page-count="6" meta:paragraph-count="25" meta:word-count="1973" meta:character-count="12605" meta:row-count="88" meta:non-whitespace-character-count="10657"/>
  </office:meta>
</office:document-meta>
</file>